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2000003B00000D78000009395C24E024.svm" manifest:media-type="image/x-svm"/>
  <manifest:file-entry manifest:full-path="Pictures/2000003B00000D78000009394547FF1C.svm" manifest:media-type="image/x-svm"/>
  <manifest:file-entry manifest:full-path="Pictures/2000003B00000D78000009399B64DEB5.svm" manifest:media-type="image/x-svm"/>
  <manifest:file-entry manifest:full-path="Pictures/2000008A0000100C00000BC4686CBC42.svm" manifest:media-type="image/x-svm"/>
  <manifest:file-entry manifest:full-path="Pictures/20000067000013E1000023AE36557E9D.svm" manifest:media-type="image/x-svm"/>
  <manifest:file-entry manifest:full-path="Pictures/2000008A0000100C00000BC40DBE04AF.svm" manifest:media-type="image/x-svm"/>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Жирный" style:font-family-generic="swiss" style:font-pitch="variable"/>
    <style:font-face style:name="Liberation Sans4" svg:font-family="'Liberation Sans'" style:font-adornments="Звичайний" style:font-family-generic="swiss" style:font-pitch="variable"/>
    <style:font-face style:name="Liberation Sans5" svg:font-family="'Liberation Sans'" style:font-adornments="Курсив" style:font-family-generic="swiss" style:font-pitch="variable"/>
    <style:font-face style:name="Liberation Sans6" svg:font-family="'Liberation Sans'" style:font-adornments="Обычный"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automatic-styles>
    <style:style style:name="Таблиця1" style:family="table">
      <style:table-properties style:width="27.601cm" table:align="margins"/>
    </style:style>
    <style:style style:name="Таблиця1.A" style:family="table-column">
      <style:table-column-properties style:column-width="27.601cm" style:rel-column-width="65535*"/>
    </style:style>
    <style:style style:name="Таблиця1.1" style:family="table-row">
      <style:table-row-properties style:min-row-height="15.401cm"/>
    </style:style>
    <style:style style:name="Таблиця1.A1" style:family="table-cell">
      <style:table-cell-properties style:vertical-align="middle" fo:padding="0cm" fo:border="none"/>
    </style:style>
    <style:style style:name="Таблиця2" style:family="table">
      <style:table-properties style:width="27.601cm" fo:break-before="page" table:align="margins"/>
    </style:style>
    <style:style style:name="Таблиця2.A" style:family="table-column">
      <style:table-column-properties style:column-width="27.601cm" style:rel-column-width="65535*"/>
    </style:style>
    <style:style style:name="Таблиця2.1" style:family="table-row">
      <style:table-row-properties style:min-row-height="12cm"/>
    </style:style>
    <style:style style:name="Таблиця2.A1" style:family="table-cell">
      <style:table-cell-properties fo:padding="0cm" fo:border="none"/>
    </style:style>
    <style:style style:name="Таблиця3" style:family="table">
      <style:table-properties style:width="27.601cm" fo:break-before="page" table:align="margins"/>
    </style:style>
    <style:style style:name="Таблиця3.A" style:family="table-column">
      <style:table-column-properties style:column-width="27.601cm" style:rel-column-width="65535*"/>
    </style:style>
    <style:style style:name="Таблиця3.1" style:family="table-row">
      <style:table-row-properties style:min-row-height="12.899cm"/>
    </style:style>
    <style:style style:name="Таблиця3.A1" style:family="table-cell">
      <style:table-cell-properties fo:padding="0cm" fo:border="none"/>
    </style:style>
    <style:style style:name="Таблиця4" style:family="table">
      <style:table-properties style:width="27.601cm" fo:break-before="page" table:align="margins"/>
    </style:style>
    <style:style style:name="Таблиця4.A" style:family="table-column">
      <style:table-column-properties style:column-width="27.601cm" style:rel-column-width="65535*"/>
    </style:style>
    <style:style style:name="Таблиця4.1" style:family="table-row">
      <style:table-row-properties style:min-row-height="12.899cm"/>
    </style:style>
    <style:style style:name="Таблиця4.A1" style:family="table-cell">
      <style:table-cell-properties fo:padding="0cm" fo:border="none"/>
    </style:style>
    <style:style style:name="Таблиця5" style:family="table">
      <style:table-properties style:width="27.601cm" fo:break-before="page" table:align="margins"/>
    </style:style>
    <style:style style:name="Таблиця5.A" style:family="table-column">
      <style:table-column-properties style:column-width="27.601cm" style:rel-column-width="65535*"/>
    </style:style>
    <style:style style:name="Таблиця5.1" style:family="table-row">
      <style:table-row-properties style:min-row-height="12.899cm"/>
    </style:style>
    <style:style style:name="Таблиця5.A1" style:family="table-cell">
      <style:table-cell-properties fo:padding="0cm" fo:border="none"/>
    </style:style>
    <style:style style:name="Таблиця6" style:family="table">
      <style:table-properties style:width="27.601cm" fo:break-before="page" table:align="margins"/>
    </style:style>
    <style:style style:name="Таблиця6.A" style:family="table-column">
      <style:table-column-properties style:column-width="27.601cm" style:rel-column-width="65535*"/>
    </style:style>
    <style:style style:name="Таблиця6.1" style:family="table-row">
      <style:table-row-properties style:min-row-height="12.801cm"/>
    </style:style>
    <style:style style:name="Таблиця6.A1" style:family="table-cell">
      <style:table-cell-properties fo:padding="0cm" fo:border="none"/>
    </style:style>
    <style:style style:name="Таблиця7" style:family="table">
      <style:table-properties style:width="27.601cm" fo:break-before="page" table:align="margins"/>
    </style:style>
    <style:style style:name="Таблиця7.A" style:family="table-column">
      <style:table-column-properties style:column-width="27.601cm" style:rel-column-width="65535*"/>
    </style:style>
    <style:style style:name="Таблиця7.1" style:family="table-row">
      <style:table-row-properties style:min-row-height="12cm"/>
    </style:style>
    <style:style style:name="Таблиця7.A1" style:family="table-cell">
      <style:table-cell-properties fo:padding="0cm" fo:border="none"/>
    </style:style>
    <style:style style:name="Таблиця8" style:family="table">
      <style:table-properties style:width="27.601cm" fo:break-before="page" table:align="margins"/>
    </style:style>
    <style:style style:name="Таблиця8.A" style:family="table-column">
      <style:table-column-properties style:column-width="27.601cm" style:rel-column-width="65535*"/>
    </style:style>
    <style:style style:name="Таблиця8.1" style:family="table-row">
      <style:table-row-properties style:min-row-height="12cm"/>
    </style:style>
    <style:style style:name="Таблиця8.A1" style:family="table-cell">
      <style:table-cell-properties fo:padding="0cm" fo:border="none"/>
    </style:style>
    <style:style style:name="P1" style:family="paragraph" style:parent-style-name="Standard">
      <style:text-properties fo:font-size="7pt" style:font-size-asian="6.09999990463257pt" style:font-size-complex="7pt"/>
    </style:style>
    <style:style style:name="P2" style:family="paragraph" style:parent-style-name="Table_20_Contents">
      <style:text-properties style:font-name="Liberation Sans1" fo:font-size="6pt" style:font-size-asian="5.25pt" style:font-size-complex="6pt"/>
    </style:style>
    <style:style style:name="P3" style:family="paragraph" style:parent-style-name="Шаблон_3a__20_Звичайний_20_текст">
      <style:text-properties fo:font-size="6pt" officeooo:rsid="00874551" officeooo:paragraph-rsid="000ac45c" style:font-size-asian="5.25pt" style:font-size-complex="6pt"/>
    </style:style>
    <style:style style:name="P4" style:family="paragraph" style:parent-style-name="Шаблон_3a__20_Звичайний_20_текст">
      <style:text-properties fo:font-size="6pt" officeooo:rsid="009194e5" officeooo:paragraph-rsid="000de034" style:font-size-asian="5.25pt" style:font-size-complex="6pt"/>
    </style:style>
    <style:style style:name="P5" style:family="paragraph" style:parent-style-name="Шаблон_3a__20_Звичайний_20_текст">
      <style:paragraph-properties>
        <style:tab-stops>
          <style:tab-stop style:position="10.054cm"/>
        </style:tab-stops>
      </style:paragraph-properties>
      <style:text-properties fo:font-size="6pt" officeooo:rsid="009194e5" officeooo:paragraph-rsid="000de034" style:font-size-asian="5.25pt" style:font-size-complex="6pt"/>
    </style:style>
    <style:style style:name="P6" style:family="paragraph" style:parent-style-name="Шаблон_3a__20_Звичайний_20_текст">
      <style:text-properties fo:font-size="6pt" officeooo:paragraph-rsid="00102a12" style:font-size-asian="5.25pt" style:font-size-complex="6pt"/>
    </style:style>
    <style:style style:name="P7" style:family="paragraph" style:parent-style-name="Шаблон_3a__20_Звичайний_20_текст">
      <style:text-properties fo:font-size="6pt" officeooo:paragraph-rsid="001a0e9f" style:font-size-asian="5.25pt" style:font-size-complex="6pt"/>
    </style:style>
    <style:style style:name="P8" style:family="paragraph" style:parent-style-name="Шаблон_3a__20_Звичайний_20_текст">
      <style:text-properties fo:font-size="6pt" officeooo:paragraph-rsid="001ddc47" style:font-size-asian="5.25pt" style:font-size-complex="6pt"/>
    </style:style>
    <style:style style:name="P9" style:family="paragraph" style:parent-style-name="Шаблон_3a__20_Визначення_20_функції">
      <style:text-properties style:use-window-font-color="true" loext:opacity="0%" fo:language="zxx" fo:country="none" fo:font-style="normal" style:text-underline-style="none" fo:font-weight="normal" fo:background-color="transparent"/>
    </style:style>
    <style:style style:name="P10" style:family="paragraph" style:parent-style-name="Шаблон_3a__20_Визначення_20_функції_2c__20_відступ">
      <style:text-properties style:use-window-font-color="true" loext:opacity="0%" fo:language="zxx" fo:country="none" fo:font-style="normal" style:text-underline-style="none" fo:font-weight="normal" fo:background-color="transparent"/>
    </style:style>
    <style:style style:name="P11" style:family="paragraph" style:parent-style-name="Шаблон_3a__20_Заголовок_20_теми">
      <style:paragraph-properties fo:break-before="page"/>
    </style:style>
    <style:style style:name="P12" style:family="paragraph" style:parent-style-name="Шаблон_3a__20_Звичайний_20_текст">
      <style:paragraph-properties fo:break-before="page"/>
    </style:style>
    <style:style style:name="P13" style:family="paragraph" style:parent-style-name="Шаблон_3a__20_Звичайний_20_текст">
      <style:text-properties officeooo:paragraph-rsid="01349cc8"/>
    </style:style>
    <style:style style:name="P14" style:family="paragraph" style:parent-style-name="Шаблон_3a__20_Звичайний_20_текст">
      <style:text-properties officeooo:paragraph-rsid="013d1fb7"/>
    </style:style>
    <style:style style:name="P15" style:family="paragraph" style:parent-style-name="Шаблон_3a__20_Звичайний_20_текст">
      <style:text-properties officeooo:paragraph-rsid="0141dcdd"/>
    </style:style>
    <style:style style:name="P16" style:family="paragraph" style:parent-style-name="Шаблон_3a__20_Звичайний_20_текст">
      <style:text-properties officeooo:paragraph-rsid="0145963e"/>
    </style:style>
    <style:style style:name="P17" style:family="paragraph" style:parent-style-name="Шаблон_3a__20_Звичайний_20_текст">
      <style:text-properties officeooo:paragraph-rsid="01477605"/>
    </style:style>
    <style:style style:name="P18" style:family="paragraph" style:parent-style-name="Шаблон_3a__20_Звичайний_20_текст">
      <style:text-properties officeooo:paragraph-rsid="01489941"/>
    </style:style>
    <style:style style:name="P19" style:family="paragraph" style:parent-style-name="Шаблон_3a__20_Звичайний_20_текст">
      <style:text-properties officeooo:paragraph-rsid="014a14fb"/>
    </style:style>
    <style:style style:name="P20" style:family="paragraph" style:parent-style-name="Шаблон_3a__20_Визначення_20_функції">
      <style:text-properties fo:color="#bbbbbb" loext:opacity="100%" fo:language="zxx" fo:country="none" fo:font-style="normal" style:text-underline-style="none" fo:font-weight="normal" fo:background-color="transparent"/>
    </style:style>
    <style:style style:name="P21" style:family="paragraph" style:parent-style-name="Шаблон_3a__20_Звичайний_20_текст" style:list-style-name="L1"/>
    <style:style style:name="P22" style:family="paragraph" style:parent-style-name="Шаблон_3a__20_Звичайний_20_текст" style:list-style-name="L2"/>
    <style:style style:name="P23" style:family="paragraph" style:parent-style-name="Шаблон_3a__20_Звичайний_20_текст" style:list-style-name="L3"/>
    <style:style style:name="P24" style:family="paragraph">
      <style:paragraph-properties fo:margin-left="0cm" fo:margin-right="0cm" fo:margin-top="0cm" fo:margin-bottom="0cm" fo:line-height="100%" fo:text-indent="0cm"/>
    </style:style>
    <style:style style:name="P2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language="uk" fo:country="UA"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uk" fo:country="UA"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fffff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uk" fo:country="UA"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uk" fo:country="UA"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language="uk" fo:country="UA"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fffff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uk" fo:country="UA"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34" style:family="paragraph">
      <loext:graphic-properties draw:fill="none"/>
    </style:style>
    <style:style style:name="P3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P37" style:family="paragraph">
      <loext:graphic-properties draw:fill="none"/>
      <style:text-properties fo:font-size="12pt"/>
    </style:style>
    <style:style style:name="T1" style:family="text">
      <style:text-properties fo:language="uk" fo:country="UA"/>
    </style:style>
    <style:style style:name="T2" style:family="text">
      <style:text-properties fo:color="#000000" loext:opacity="100%"/>
    </style:style>
    <style:style style:name="T3" style:family="text">
      <style:text-properties fo:color="#9c6500" loext:opacity="100%"/>
    </style:style>
    <style:style style:name="T4" style:family="text">
      <style:text-properties fo:color="#bbbbbb" loext:opacity="100%"/>
    </style:style>
    <style:style style:name="T5" style:family="text">
      <style:text-properties fo:color="#204a87" loext:opacity="100%" fo:font-weight="bold"/>
    </style:style>
    <style:style style:name="T6" style:family="text">
      <style:text-properties officeooo:rsid="01349cc8"/>
    </style:style>
    <style:style style:name="T7" style:family="text">
      <style:text-properties officeooo:rsid="0135bcf9"/>
    </style:style>
    <style:style style:name="T8" style:family="text">
      <style:text-properties officeooo:rsid="01366060"/>
    </style:style>
    <style:style style:name="T9" style:family="text">
      <style:text-properties officeooo:rsid="0137e47b"/>
    </style:style>
    <style:style style:name="T10" style:family="text">
      <style:text-properties officeooo:rsid="0138ebec"/>
    </style:style>
    <style:style style:name="T11" style:family="text">
      <style:text-properties officeooo:rsid="013a196b"/>
    </style:style>
    <style:style style:name="T12" style:family="text">
      <style:text-properties officeooo:rsid="013baf9e"/>
    </style:style>
    <style:style style:name="T13" style:family="text">
      <style:text-properties officeooo:rsid="013d1fb7"/>
    </style:style>
    <style:style style:name="T14" style:family="text">
      <style:text-properties officeooo:rsid="013f8c09"/>
    </style:style>
    <style:style style:name="T15" style:family="text">
      <style:text-properties officeooo:rsid="01409089"/>
    </style:style>
    <style:style style:name="T16" style:family="text">
      <style:text-properties officeooo:rsid="0142679b"/>
    </style:style>
    <style:style style:name="T17" style:family="text">
      <style:text-properties officeooo:rsid="019fa30c"/>
    </style:style>
    <style:style style:name="T18" style:family="text">
      <style:text-properties officeooo:rsid="0146e8d3"/>
    </style:style>
    <style:style style:name="T19" style:family="text">
      <style:text-properties officeooo:rsid="01a0db87"/>
    </style:style>
    <style:style style:name="T20" style:family="text">
      <style:text-properties fo:color="#307b7b" loext:opacity="100%" fo:font-style="italic"/>
    </style:style>
    <style:style style:name="T21" style:family="text">
      <style:text-properties officeooo:rsid="014dd280"/>
    </style:style>
    <style:style style:name="T22" style:family="text">
      <style:text-properties fo:font-variant="normal" fo:text-transform="none" style:use-window-font-color="true" loext:opacity="0%" style:text-outline="false" style:text-line-through-style="none" style:text-line-through-type="none" style:font-name="Liberation Sans" fo:font-size="18pt" fo:language="uk" fo:country="UA"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8% 58%" style:font-name="Liberation Sans" fo:font-size="18pt" fo:language="uk" fo:country="UA"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18pt" fo:language="uk" fo:country="UA"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text-position="-8% 58%" style:font-name="Liberation Sans" fo:font-size="18pt" fo:language="uk" fo:country="UA"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0% 100%" style:font-name="Liberation Sans" fo:font-size="18pt" fo:language="uk" fo:country="UA"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0% 100%" style:font-name="Liberation Sans" fo:font-size="18pt" fo:language="uk" fo:country="UA" fo:font-style="italic" fo:text-shadow="none" style:text-underline-style="none" fo:font-weight="normal" style:letter-kerning="true" style:font-name-asian="Noto Sans CJK SC" style:font-size-asian="18pt" style:font-style-asian="italic" style:font-weight-asian="normal" style:font-name-complex="Lohit Devanagari2" style:font-size-complex="18pt" style:font-style-complex="italic"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Liberation Sans" fo:font-size="18pt" fo:language="uk" fo:country="UA" fo:font-style="italic" fo:text-shadow="none" style:text-underline-style="none" fo:font-weight="normal" style:letter-kerning="true" style:font-name-asian="Noto Sans CJK SC" style:font-size-asian="18pt" style:font-style-asian="italic" style:font-weight-asian="normal" style:font-name-complex="Lohit Devanagari2" style:font-size-complex="18pt" style:font-style-complex="italic"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name-asian="Noto Sans CJK SC" style:font-size-asian="18pt" style:font-style-asian="italic" style:font-weight-asian="normal" style:font-name-complex="Lohit Devanagari2" style:font-size-complex="18pt" style:font-style-complex="italic"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text:list-style style:name="L1">
      <text:list-level-style-number text:level="1" text:style-name="Шаблон_3a__20_Нумерація"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Шаблон_3a__20_Нумерація"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Шаблон_3a__20_Нумерація"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87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6cm" fo:min-width="2.99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loext:decorative="false"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 style:family="graphic">
      <style:graphic-properties draw:stroke="solid" svg:stroke-width="0.035cm" svg:stroke-color="#000000" draw:marker-start="" draw:marker-start-width="0.252cm" draw:marker-start-center="false" draw:marker-end="" draw:marker-end-width="0.252cm" draw:marker-end-center="false" draw:fill="solid" draw:fill-color="#ffffff" draw:opacity="0%" draw:textarea-horizontal-align="justify" draw:textarea-vertical-align="middle" draw:auto-grow-height="false" fo:min-height="1.715cm" fo:min-width="0.168cm" fo:padding-top="0.143cm" fo:padding-bottom="0.143cm" fo:padding-left="0.266cm" fo:padding-right="0.266cm" draw:shadow="hidden" draw:shadow-offset-x="0.199cm" draw:shadow-offset-y="0.199cm" draw:shadow-color="#808080" loext:decorative="false"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3.653cm" fo:min-width="3.81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958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9" style:family="graphic">
      <style:graphic-properties draw:stroke="solid" svg:stroke-width="0.035cm" svg:stroke-color="#000000" draw:marker-start="" draw:marker-start-width="0.252cm" draw:marker-start-center="false" draw:marker-end="" draw:marker-end-width="0.252cm" draw:marker-end-center="false" draw:fill="solid" draw:fill-color="#ffffff" draw:opacity="0%" draw:textarea-horizontal-align="justify" draw:textarea-vertical-align="middle" draw:auto-grow-height="false" fo:min-height="0.215cm" fo:min-width="0.168cm" fo:padding-top="0.143cm" fo:padding-bottom="0.143cm" fo:padding-left="0.266cm" fo:padding-right="0.266cm" draw:shadow="hidden" draw:shadow-offset-x="0.199cm" draw:shadow-offset-y="0.199cm" draw:shadow-color="#808080" loext:decorative="false"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44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29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193cm" fo:min-width="5.48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35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4" style:family="graphic">
      <style:graphic-properties draw:stroke="solid" svg:stroke-width="0.035cm" svg:stroke-color="#000000" draw:marker-start="" draw:marker-start-width="0.252cm" draw:marker-start-center="false" draw:marker-end="Стили_20_стрелок_20_23"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loext:decorative="false" style:run-through="foreground"/>
    </style:style>
    <style:style style:name="gr15" style:family="graphic">
      <style:graphic-properties draw:stroke="solid" svg:stroke-width="0.035cm" svg:stroke-color="#000000" draw:marker-start="" draw:marker-start-width="0.252cm" draw:marker-start-center="false" draw:marker-end="Стилі_20_стрілок_20_1"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loext:decorative="false" style:run-through="foreground"/>
    </style:style>
    <style:style style:name="gr16" style:family="graphic">
      <style:graphic-properties draw:stroke="solid" svg:stroke-width="0.035cm" svg:stroke-color="#000000" draw:marker-start="" draw:marker-start-width="0.252cm" draw:marker-start-center="false" draw:marker-end="" draw:marker-end-width="0.252cm" draw:marker-end-center="false" draw:fill="solid" draw:fill-color="#ffffff" draw:opacity="0%" draw:textarea-horizontal-align="justify" draw:textarea-vertical-align="middle" draw:auto-grow-height="false" fo:min-height="0.213cm" fo:min-width="0.168cm" fo:padding-top="0.143cm" fo:padding-bottom="0.143cm" fo:padding-left="0.266cm" fo:padding-right="0.266cm" draw:shadow="hidden" draw:shadow-offset-x="0.199cm" draw:shadow-offset-y="0.199cm" draw:shadow-color="#808080" loext:decorative="false"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5.061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99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62cm" fo:min-width="5.81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0" style:family="graphic">
      <style:graphic-properties draw:stroke="solid" svg:stroke-width="0.035cm" svg:stroke-color="#000000" draw:marker-start="" draw:marker-start-width="0.252cm" draw:marker-start-center="false" draw:marker-end="Стилі_20_стрілок_20_2"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loext:decorative="false" style:run-through="foreground"/>
    </style:style>
    <style:style style:name="gr21" style:family="graphic">
      <style:graphic-properties draw:stroke="solid" svg:stroke-width="0.035cm" svg:stroke-color="#000000" draw:marker-start="" draw:marker-start-width="0.252cm" draw:marker-start-center="false" draw:marker-end="Стили_20_стрелок_20_10" draw:marker-end-width="0.353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612cm" fo:min-width="0cm" fo:padding-top="0.143cm" fo:padding-bottom="0.143cm" fo:padding-left="0.266cm" fo:padding-right="0.266cm" fo:wrap-option="wrap" draw:shadow="hidden" draw:shadow-offset-x="0.199cm" draw:shadow-offset-y="0.199cm" draw:shadow-color="#808080" loext:decorative="false"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62cm" fo:min-width="7.24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7.64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87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9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62cm" fo:min-width="2.84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62cm" fo:min-width="4.4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2" style:family="graphic">
      <style:graphic-properties draw:stroke="solid" svg:stroke-width="0.035cm" svg:stroke-color="#000000" draw:marker-start="" draw:marker-start-width="0.252cm" draw:marker-start-center="false" draw:marker-end="Стили_20_стрелок_20_10"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3"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0.344cm" fo:min-width="0cm" fo:padding-top="0.143cm" fo:padding-bottom="0.143cm" fo:padding-left="0.266cm" fo:padding-right="0.266cm" fo:wrap-option="wrap" draw:shadow="hidden" draw:shadow-offset-x="0.199cm" draw:shadow-offset-y="0.199cm" draw:shadow-color="#808080" loext:decorative="false"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95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29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6" style:family="graphic">
      <style:graphic-properties draw:stroke="solid" svg:stroke-width="0.035cm" svg:stroke-color="#000000" draw:marker-start="" draw:marker-start-width="0.252cm" draw:marker-start-center="false" draw:marker-end="" draw:marker-end-width="0.252cm" draw:marker-end-center="false" draw:fill="solid" draw:fill-color="#ffffff" draw:opacity="0%" draw:textarea-horizontal-align="justify" draw:textarea-vertical-align="middle" draw:auto-grow-height="false" fo:min-height="0.213cm" fo:min-width="0.168cm" fo:padding-top="0.143cm" fo:padding-bottom="0.143cm" fo:padding-left="0.266cm" fo:padding-right="0.266cm" fo:wrap-option="wrap" draw:shadow="hidden" draw:shadow-offset-x="0.199cm" draw:shadow-offset-y="0.199cm" draw:shadow-color="#808080" loext:decorative="false" style:run-through="foreground"/>
    </style:style>
    <style:style style:name="gr37" style:family="graphic">
      <style:graphic-properties draw:stroke="solid" svg:stroke-width="0.035cm" svg:stroke-color="#000000" draw:marker-start="" draw:marker-start-width="0.252cm" draw:marker-start-center="false" draw:marker-end="" draw:marker-end-width="0.252cm" draw:marker-end-center="false" draw:fill="solid" draw:fill-color="#ffffff" draw:opacity="0%" draw:textarea-horizontal-align="justify" draw:textarea-vertical-align="middle" draw:auto-grow-height="false" fo:min-height="0.215cm" fo:min-width="0.168cm" fo:padding-top="0.143cm" fo:padding-bottom="0.143cm" fo:padding-left="0.266cm" fo:padding-right="0.266cm" fo:wrap-option="wrap" draw:shadow="hidden" draw:shadow-offset-x="0.199cm" draw:shadow-offset-y="0.199cm" draw:shadow-color="#808080" loext:decorative="false" style:run-through="foreground"/>
    </style:style>
    <style:style style:name="gr38" style:family="graphic">
      <style:graphic-properties draw:stroke="solid" svg:stroke-width="0.035cm" svg:stroke-color="#000000" draw:marker-start="" draw:marker-start-width="0.252cm" draw:marker-start-center="false" draw:marker-end="Стилі_20_стрілок_20_1"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35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0" style:family="graphic">
      <style:graphic-properties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41" style:family="graphic">
      <style:graphic-properties draw:stroke="none" draw:fill="none" draw:shadow="hidden" draw:shadow-offset-x="0.199cm" draw:shadow-offset-y="0.199cm" draw:shadow-color="#808080" style:mirror="none" loext:decorative="false"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6.1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6.35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193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5" style:family="graphic">
      <style:graphic-properties draw:stroke="solid" svg:stroke-width="0.035cm" svg:stroke-color="#000000" draw:marker-start="" draw:marker-start-width="0.252cm" draw:marker-start-center="false" draw:marker-end="Стили_20_стрелок_20_1"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73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7" style:family="graphic">
      <style:graphic-properties draw:stroke="solid" svg:stroke-width="0.035cm" svg:stroke-color="#000000" draw:marker-start="" draw:marker-start-width="0.252cm" draw:marker-start-center="false" draw:marker-end="Стили_20_стрелок_20_2"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62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9"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0.346cm" fo:min-width="0cm" fo:padding-top="0.143cm" fo:padding-bottom="0.143cm" fo:padding-left="0.266cm" fo:padding-right="0.266cm" fo:wrap-option="wrap" draw:shadow="hidden" draw:shadow-offset-x="0.199cm" draw:shadow-offset-y="0.199cm" draw:shadow-color="#808080" loext:decorative="false"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193cm" fo:min-width="7.44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46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4.383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3cm" fo:min-width="1.16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203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71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203cm" fo:min-width="7.44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7cm" fo:min-width="0.46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8cm" fo:min-width="1.16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4.403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5.114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я1" table:style-name="Таблиця1">
        <table:table-column table:style-name="Таблиця1.A"/>
        <table:table-row table:style-name="Таблиця1.1">
          <table:table-cell table:style-name="Таблиця1.A1" office:value-type="string">
            <text:p text:style-name="Шаблон_3a__20_Титульна_20_сторінка_2c__20_номер">Лекція 1</text:p>
            <text:p text:style-name="Шаблон_3a__20_Титульна_20_сторінка_2c__20_назва">Середовище виконання програми</text:p>
          </table:table-cell>
        </table:table-row>
      </table:table>
      <text:p text:style-name="P1"/>
      <text:p text:style-name="P11">Апаратне середовище виконання</text:p>
      <text:p text:style-name="Шаблон_3a__20_Звичайний_20_текст">Комп’ютер надає програмі, яка скомпільована в машинний код, <text:span text:style-name="Шаблон_3a__20_Термін">апаратне середовище виконання</text:span> (<text:span text:style-name="Шаблон_3a__20_Term">hardware execution environment</text:span>). Така програма виконується безпосередньо комп’ютером. Процесор виконує програму, яка складається з команд процесора та даних. Команди процесора працюють із регістрами процесора, звертаються до пам’яті комп’ютера, впливають на поточний стан пристроїв комп’ютера і т. ін. Тобто процесор виконує команди програми відповідно до специфікації набору команд архітектури комп’ютера.</text:p>
      <text:p text:style-name="Шаблон_3a__20_Звичайний_20_текст">Для використання Unix-подібної операційної системи (далі «Unix») на деякому комп’ютері необхідне підтримування з його боку такого: рівні привілеїв процесора, віртуальна пам’ять або сегментація пам’яті, апаратні переривання і таймер, програмні переривання або схожа команда процесора, виняткові ситуації. Теоретично можна частково портувати деяку реалізацію Unix на комп’ютер з архітектурою, яка не підтримує чогось із вищепереліченого, але використовувати таку систему для розв’язування реальних задач можна навряд чи.</text:p>
      <text:p text:style-name="Шаблон_3a__20_Звичайний_20_текст"><text:soft-page-break/><text:span text:style-name="Шаблон_3a__20_Термін">Рівні привілеїв процесора</text:span> (<text:span text:style-name="Шаблон_3a__20_Term">CPU privilege levels</text:span>) – це обмеження, які команди може виконувати процесор. Рівень привілеїв процесора визначає які команди процесор може виконати та що конкретно дозволено робити командам. Для більшості реалізацій Unix достатньо двох рівнів привілеїв процесора: найвищий та найнижчий. Процесор може підтримувати кілька рівнів привілеїв, але зазвичай використовують тільки два з них. Наприклад, архітектура процесора x86 має чотири рівні привілеїв процесора.</text:p>
      <text:p text:style-name="P15">Процесор використовує <text:span text:style-name="Шаблон_3a__20_Термін">поточний рівень привілеїв</text:span> (<text:span text:style-name="Шаблон_3a__20_Термін">current privilege level</text:span>, CPL) під час виконання кожної команди для визначення чи дозволено виконувати поточну команду та що конкретно їй дозволено робити. Якщо CPL найвищий, процесор може виконати будь-яку команду. Якщо CPL найнижчий, процесор може виконати тільки команди, які для системи є безпечними та не можуть вплинути на всю систему. Комп’ютер надає апаратні та програмні механізми для зміни CPL, інакше сенсу в рівнях привілеїв процесора не було б.</text:p>
      <text:p text:style-name="Шаблон_3a__20_Звичайний_20_текст">Рівні привілеїв процесора – це основа для реальної можливості використання віртуальної пам’яті, апаратних переривань, програмних переривань та виняткових ситуацій. Віртуальну пам’ять, апаратні переривання, програмні <text:soft-page-break/>переривання або виняткові ситуації можна реалізувати в комп’ютері, в якому не реалізовано рівні привілеїв процесора, але якщо можна несанкціоновано змінити дані в пам’яті комп’ютері, то сенсу в їхньому використанні нема.</text:p>
      <text:p text:style-name="Шаблон_3a__20_Звичайний_20_текст"><text:span text:style-name="Шаблон_3a__20_Термін">Віртуальна пам’ять</text:span> (<text:span text:style-name="Шаблон_3a__20_Термін">virtual memory</text:span>) – це технологія управління пам’яттю, в якій апаратура надає широкі можливості контролю виконання команд процесора, які працюють із пам’яттю. Віртуальна пам’ять складається з трьох компонентів:</text:p>
      <text:list text:style-name="L1">
        <text:list-item>
          <text:p text:style-name="P21"><text:span text:style-name="Шаблон_3a__20_Термін">Віртуальний адресний простір</text:span> (<text:span text:style-name="Шаблон_3a__20_Term">virtual address space</text:span>) – це множина адрес пам’яті, які можуть бути залучені в командах процесора, які працюють із пам’яттю програми. Ці адреси називають <text:span text:style-name="Шаблон_3a__20_Термін">віртуальні адреси</text:span>.</text:p>
        </text:list-item>
        <text:list-item>
          <text:p text:style-name="P21"><text:span text:style-name="Шаблон_3a__20_Термін">Фізичний адресний простір</text:span> (<text:span text:style-name="Шаблон_3a__20_Термін">physical address space</text:span>) – це множина адрес оперативної пам’яті (random-access memory, RAM, фізичної пам’яті, physical memory). Ці адреси називають <text:span text:style-name="Шаблон_3a__20_Термін">фізичні адреси</text:span>.</text:p>
        </text:list-item>
        <text:list-item>
          <text:p text:style-name="P21"><text:span text:style-name="Шаблон_3a__20_Термін">Механізм відображення</text:span> (<text:span text:style-name="Шаблон_3a__20_Term">mapping mechanism</text:span>) для з’єднання поточного віртуального адресного простору (простір пам’яті, який не відповідає пам’яті жодного фізичного пристрою комп’ютера, це абстракція) з фізичним адресним простором (оперативна пам’ять, яка є фізичним пристроєм <text:soft-page-break/>комп’ютера). MMU транслює віртуальні адреси у фізичні адреси, використовуючи механізм відображення, визначений архітектурою комп’ютера, та машинозалежні дані, які визначають поточний віртуальний адресний простір. Механізми відображення можуть бути різними. Якщо транслювання віртуальної адреси не вдалося, <text:span text:style-name="T16">буде з</text:span>генер<text:span text:style-name="T16">овано</text:span> відповідн<text:span text:style-name="T16">у</text:span> винятков<text:span text:style-name="T16">у</text:span> ситуаці<text:span text:style-name="T16">ю</text:span> (пояснено далі).</text:p>
        </text:list-item>
      </text:list>
      <text:p text:style-name="Шаблон_3a__20_Звичайний_20_текст">Зазвичай віртуальний адресний простір та фізичний адресний простір є плоскими адресними просторами, або їх можна привести до плоских адресних просторів.</text:p>
      <text:p text:style-name="Шаблон_3a__20_Звичайний_20_текст">Для відображення віртуального адресного простору у фізичний адресний простір потрібно, щоб у відповідному пристрої комп’ютера були дані, які визначають відображення. Що це за пристрій та які там мають бути дані залежить від механізму відображення, який використовується в конкретній архітектурі комп’ютера.</text:p>
      <text:p text:style-name="Шаблон_3a__20_Звичайний_20_текст">Віртуальний та фізичний адресні простори зазвичай складаються з <text:span text:style-name="Шаблон_3a__20_Термін">віртуальних</text:span> та <text:span text:style-name="Шаблон_3a__20_Термін">фізичних сторінок</text:span> відповідно (сторінка – це масив байт), а такий варіант <text:soft-page-break/>віртуальної пам’яті називають <text:span text:style-name="Шаблон_3a__20_Термін">сторінкова пам’ять</text:span> (<text:span text:style-name="Шаблон_3a__20_Term">paged memory</text:span>). Адреса початку сторінки повинна бути вирівнена на її розмір. Машинозалежні дані, які визначають віртуальний адресний простір, містять властивості віртуальних сторінок, ці властивості називають <text:span text:style-name="Шаблон_3a__20_Термін">атрибути віртуальної сторінки</text:span>. Найбільш важливі атрибути віртуальної сторінки такі: біт присутності, якщо він встановлений, віртуальна сторінка відображена у фізичну сторінку; біт права модифікації вмісту фізичної сторінки; біт модифікації вмісту фізичної сторінки; номер фізичної сторінки, в яку відображена віртуальна сторінка.</text:p>
      <text:p text:style-name="Шаблон_3a__20_Звичайний_20_текст">Усі фізичні сторінки в комп’ютері мають однаковий розмір. Віртуальна сторінка може бути відображена в одну фізичну сторінку (звичайна віртуальна сторінка) або в масив із кількох фізичних сторінок (суперсторінка), тому віртуальні сторінки в комп’ютері можуть мати різні розміри. Розміри віртуальних сторінок та розмір фізичної сторінки визначає архітектура комп’ютера. Наприклад, в архітектурі процесора x86_64 розмір фізичної сторінки дорівнює 4 Кб, розміри віртуальних сторінок дорівнюють 4 Кб, 2 Мб та 1 Гб. Віртуальна адреса складається з номера віртуальної сторінки та зміщення у віртуальній сторінці.</text:p>
      <text:p text:style-name="Шаблон_3a__20_Звичайний_20_текст"><text:soft-page-break/>Комп’ютер надає можливість змінювати дані про відображення, так можна змінювати атрибути віртуальних сторінок та змінювати дані про поточний віртуальний адресний простір. Коду, який виконується на найнижчому рівні привілеїв процесора, не дозволено змінювати поточний віртуальний адресний простір та зазвичай не дозволено або не надано можливість змінювати дані про відображення його власного віртуального адресного простору (не дозволено на апаратному рівні). Віртуальна пам’ять надає розробникам програмного забезпечення абстракцію, використовуючи яку можна виконувати код програми в його власному віртуальному адресному просторі. Тобто програма не може звернутися до віртуальних адрес іншого віртуального адресного простору.</text:p>
      <text:p text:style-name="Шаблон_3a__20_Звичайний_20_текст">Деякі Unix можна використовувати на комп’ютерах, де реалізована <text:span text:style-name="Шаблон_3a__20_Термін">сегментація пам’яті</text:span> (<text:span text:style-name="Шаблон_3a__20_Термін">memory segmentation</text:span>), яка є варіантом віртуальної пам’яті. Сегментація пам’яті має менший функціонал ніж сторінкова пам’ять.</text:p>
      <table:table table:name="Таблиця2" table:style-name="Таблиця2">
        <table:table-column table:style-name="Таблиця2.A"/>
        <table:table-row table:style-name="Таблиця2.1">
          <table:table-cell table:style-name="Таблиця2.A1" office:value-type="string">
            <text:p text:style-name="P2"><draw:g text:anchor-type="paragraph" draw:z-index="3" draw:name="Груповий об'єкт 7" draw:style-name="gr40"><draw:frame draw:style-name="gr41" draw:text-style-name="P34" svg:width="4.037cm" svg:height="2.939cm" svg:x="11.554cm" svg:y="0.403cm"><draw:image xlink:href="Pictures/2000008A0000100C00000BC40DBE04AF.svm" xlink:type="simple" xlink:show="embed" xlink:actuate="onLoad" draw:mime-type="image/x-svm"><text:p/></draw:image></draw:frame><draw:frame draw:style-name="gr41" draw:text-style-name="P34" svg:width="5.017cm" svg:height="9.062cm" svg:x="20.454cm" svg:y="0.702cm"><draw:image xlink:href="Pictures/20000067000013E1000023AE36557E9D.svm" xlink:type="simple" xlink:show="embed" xlink:actuate="onLoad" draw:mime-type="image/x-svm"><text:p/></draw:image></draw:frame><draw:frame draw:style-name="gr41" draw:text-style-name="P34" svg:width="4.035cm" svg:height="2.939cm" svg:x="11.555cm" svg:y="6.305cm"><draw:image xlink:href="Pictures/2000008A0000100C00000BC4686CBC42.svm" xlink:type="simple" xlink:show="embed" xlink:actuate="onLoad" draw:mime-type="image/x-svm"><text:p/></draw:image></draw:frame><draw:line draw:style-name="gr22" draw:text-style-name="P29" svg:x1="1.418cm" svg:y1="0.465cm" svg:x2="2.418cm" svg:y2="0.465cm"><text:p/></draw:line><draw:line draw:style-name="gr22" draw:text-style-name="P29" svg:x1="1.418cm" svg:y1="0.965cm" svg:x2="2.418cm" svg:y2="0.965cm"><text:p/></draw:line><draw:line draw:style-name="gr22" draw:text-style-name="P29" svg:x1="1.418cm" svg:y1="1.465cm" svg:x2="2.418cm" svg:y2="1.465cm"><text:p/></draw:line><draw:line draw:style-name="gr22" draw:text-style-name="P29" svg:x1="1.418cm" svg:y1="1.965cm" svg:x2="2.418cm" svg:y2="1.965cm"><text:p/></draw:line><draw:line draw:style-name="gr22" draw:text-style-name="P29" svg:x1="1.418cm" svg:y1="5.865cm" svg:x2="2.418cm" svg:y2="5.865cm"><text:p/></draw:line><draw:line draw:style-name="gr22" draw:text-style-name="P29" svg:x1="1.418cm" svg:y1="6.366cm" svg:x2="2.418cm" svg:y2="6.366cm"><text:p/></draw:line><draw:line draw:style-name="gr22" draw:text-style-name="P29" svg:x1="1.418cm" svg:y1="6.865cm" svg:x2="2.418cm" svg:y2="6.865cm"><text:p/></draw:line><draw:line draw:style-name="gr22" draw:text-style-name="P29" svg:x1="1.418cm" svg:y1="7.366cm" svg:x2="2.418cm" svg:y2="7.366cm"><text:p/></draw:line><draw:frame draw:style-name="gr42" draw:text-style-name="P30" svg:width="6.672cm" svg:height="0.983cm" svg:x="2.517cm" svg:y="0.265cm"><draw:text-box><text:p text:style-name="P24"><text:span text:style-name="T24">номер вірт. сторінки</text:span></text:p></draw:text-box></draw:frame><draw:frame draw:style-name="gr43" draw:text-style-name="P30" svg:width="6.859cm" svg:height="0.983cm" svg:x="2.517cm" svg:y="5.664cm"><draw:text-box><text:p text:style-name="P24"><text:span text:style-name="T24">номер вірт. сторінки</text:span></text:p></draw:text-box></draw:frame><draw:frame draw:style-name="gr44" draw:text-style-name="P30" svg:width="7.834cm" svg:height="2.444cm" svg:x="0.383cm" svg:y="2.366cm"><draw:text-box><text:p text:style-name="P24"><text:span text:style-name="T24">Код</text:span><text:span text:style-name="T26"> </text:span><text:span text:style-name="T27">А</text:span><text:span text:style-name="T24">, який виконується на найвищому рівні привілеїв процесора </text:span></text:p></draw:text-box></draw:frame><draw:frame draw:style-name="gr44" draw:text-style-name="P30" svg:width="7.834cm" svg:height="2.444cm" svg:x="0.383cm" svg:y="8.065cm"><draw:text-box><text:p text:style-name="P24"><text:span text:style-name="T24">Код </text:span><text:span text:style-name="T28">Б</text:span><text:span text:style-name="T24">, який виконується на найнижчому рівні привілеїв процесора </text:span></text:p></draw:text-box></draw:frame><draw:frame draw:style-name="gr44" draw:text-style-name="P35" svg:width="7.203cm" svg:height="2.444cm" svg:x="10.016cm" svg:y="3.357cm"><draw:text-box><text:p text:style-name="P24"><text:span text:style-name="T29">Дані про віртуальний адресний простір для MMU для коду </text:span><text:span text:style-name="T30">А</text:span></text:p></draw:text-box></draw:frame><draw:frame draw:style-name="gr44" draw:text-style-name="P35" svg:width="7.203cm" svg:height="2.444cm" svg:x="10.016cm" svg:y="9.307cm"><draw:text-box><text:p text:style-name="P24"><text:span text:style-name="T29">Дані про віртуальний адресний простір для MMU для коду </text:span><text:span text:style-name="T30">Б</text:span></text:p></draw:text-box></draw:frame><draw:line draw:style-name="gr45" draw:text-style-name="P31" svg:x1="15.589cm" svg:y1="0.665cm" svg:x2="20.394cm" svg:y2="8.436cm"><text:p/></draw:line><draw:line draw:style-name="gr45" draw:text-style-name="P31" svg:x1="15.592cm" svg:y1="1.429cm" svg:x2="20.419cm" svg:y2="3.291cm"><text:p/></draw:line><draw:line draw:style-name="gr45" draw:text-style-name="P31" svg:x1="15.619cm" svg:y1="2.801cm" svg:x2="20.445cm" svg:y2="1.968cm"><text:p/></draw:line><draw:line draw:style-name="gr45" draw:text-style-name="P31" svg:x1="15.592cm" svg:y1="7.333cm" svg:x2="20.419cm" svg:y2="4.59cm"><text:p/></draw:line><draw:line draw:style-name="gr45" draw:text-style-name="P31" svg:x1="15.619cm" svg:y1="8.019cm" svg:x2="20.421cm" svg:y2="7.137cm"><text:p/></draw:line><draw:path draw:style-name="gr45" draw:text-style-name="P31" svg:width="2.817cm" svg:height="0.66cm" svg:x="8.71cm" svg:y="0.769cm" svg:viewBox="0 0 2818 661" svg:d="M0 0c710 0 985 351 1568 465 775 151 464 116 1250 196"><text:p/></draw:path><draw:frame draw:style-name="gr46" draw:text-style-name="P35" svg:width="8cm" svg:height="1.724cm" svg:x="19.218cm" svg:y="9.786cm"><draw:text-box><text:p text:style-name="P24"><text:span text:style-name="T29">Сторінки оперативної пам’яті (фізичні сторінки)</text:span></text:p></draw:text-box></draw:frame><draw:path draw:style-name="gr45" draw:text-style-name="P31" svg:width="2.794cm" svg:height="1.829cm" svg:x="8.731cm" svg:y="6.165cm" svg:viewBox="0 0 2795 1830" svg:d="M0 0c986 0 1148 206 1486 500s361 584 598 840 711 490 711 490"><text:p/></draw:path></draw:g></text:p>
          </table:table-cell>
        </table:table-row>
        <table:table-row>
          <table:table-cell table:style-name="Таблиця2.A1" office:value-type="string">
            <text:p text:style-name="Шаблон_3a__20_Звичайний_20_текст_20_без_20_відступу">Код <text:span text:style-name="Шаблон_3a__20_Назва">А</text:span> може змінити будь-які дані, які визначають відображення, та змінити поточний віртуальний адресний простір. Код <text:span text:style-name="Шаблон_3a__20_Назва">Б</text:span> таке робити не може (це заборонено на апаратному рівні або йому не надана можливість таке робити).</text:p>
          </table:table-cell>
        </table:table-row>
      </table:table>
      <text:p text:style-name="P3"/>
      <text:p text:style-name="P12"><text:span text:style-name="Шаблон_3a__20_Термін">Апаратне переривання</text:span> (<text:span text:style-name="Шаблон_3a__20_Термін">hardware interrupt</text:span>) – це спосіб, за допомогою якого пристрій комп’ютера інформує систему про зміну свого стану. Апаратні переривання пронумеровані, кожний пристрій зазвичай має власний номер апаратного переривання.</text:p>
      <text:p text:style-name="Шаблон_3a__20_Звичайний_20_текст">У разі генерації апаратного переривання комп’ютер змінює CPL на найвищий, змінює поточний віртуальний адресний простір (якщо CPL є найнижчий), маскує (блокує) усі апаратні переривання, зберігає повністю або частково поточні значення регістрів процесора та починає виконувати код відповідного обробника апаратного переривання. Зазвичай є можливість зареєструвати різні обробники апаратних переривань для всіх можливих апаратних переривань у комп’ютері. Приклади дій, які призводять до зміни стану в пристрої: користувач натиснув клавішу на клавіатурі й клавіатура згенерувала апаратне переривання, мережева карта відправила дані в мережу і згенерувала апаратне переривання.</text:p>
      <text:p text:style-name="Шаблон_3a__20_Звичайний_20_текст">Для того, щоб використовувати Unix, комп’ютер повинен мати пристрій, який називають <text:span text:style-name="Шаблон_3a__20_Термін">таймер</text:span> (<text:span text:style-name="Шаблон_3a__20_Термін">timer</text:span>) або <text:span text:style-name="Шаблон_3a__20_Термін">годинник</text:span> (<text:span text:style-name="Шаблон_3a__20_Термін">clock</text:span>). Цей пристрій можна запрограмувати на генерацію апаратних переривань через фіксовані проміжки <text:soft-page-break/>часу або на генерацію одного апаратного переривання після завершення вказаного проміжку часу.</text:p>
      <text:p text:style-name="Шаблон_3a__20_Звичайний_20_текст">Апаратне переривання є асинхронною подією відносно коду, який виконується (генерація апаратного переривання не має відношення до цього коду).</text:p>
      <table:table table:name="Таблиця3" table:style-name="Таблиця3">
        <table:table-column table:style-name="Таблиця3.A"/>
        <table:table-row table:style-name="Таблиця3.1">
          <table:table-cell table:style-name="Таблиця3.A1" office:value-type="string">
            <text:p text:style-name="P2"><draw:g text:anchor-type="paragraph" draw:z-index="0" draw:name="Груповий об'єкт 2" draw:style-name="gr1"><draw:line draw:style-name="gr22" draw:text-style-name="P29" svg:x1="13.211cm" svg:y1="8.276cm" svg:x2="14.211cm" svg:y2="8.276cm"><text:p/></draw:line><draw:line draw:style-name="gr22" draw:text-style-name="P29" svg:x1="13.211cm" svg:y1="8.778cm" svg:x2="14.211cm" svg:y2="8.778cm"><text:p/></draw:line><draw:line draw:style-name="gr22" draw:text-style-name="P29" svg:x1="13.211cm" svg:y1="9.28cm" svg:x2="14.211cm" svg:y2="9.28cm"><text:p/></draw:line><draw:line draw:style-name="gr22" draw:text-style-name="P29" svg:x1="13.211cm" svg:y1="9.782cm" svg:x2="14.211cm" svg:y2="9.782cm"><text:p/></draw:line><draw:frame draw:style-name="gr44" draw:text-style-name="P30" svg:width="8.035cm" svg:height="2.444cm" svg:x="9.377cm" svg:y="2.353cm"><draw:text-box><text:p text:style-name="P24"><text:span text:style-name="T24">Код</text:span><text:span text:style-name="T26"> </text:span><text:span text:style-name="T27">А</text:span><text:span text:style-name="T24">, який виконується на найвищому рівні привілеїв процесора </text:span></text:p></draw:text-box></draw:frame><draw:line draw:style-name="gr47" draw:text-style-name="P31" svg:x1="13.711cm" svg:y1="7.381cm" svg:x2="13.711cm" svg:y2="8.276cm"><text:p/></draw:line><draw:frame draw:style-name="gr48" draw:text-style-name="P35" svg:width="6.141cm" svg:height="1.714cm" svg:x="12.071cm" svg:y="5.574cm"><draw:text-box><text:p text:style-name="P24"><text:span text:style-name="T29">Зараз процесор виконує цей код</text:span></text:p></draw:text-box></draw:frame><draw:custom-shape draw:style-name="gr49" draw:text-style-name="P32" svg:width="0.503cm" svg:height="2.001cm" draw:transform="skewX (-0.00349065850398876) rotate (-1.17792271217097) translate (16.3547777777778cm 8.54780555555556cm)"><text:p/><draw:enhanced-geometry svg:viewBox="0 0 640 861" draw:text-areas="257 295 414 566" draw:type="non-primitive" draw:enhanced-path="M 640 233 L 221 293 506 12 367 0 29 406 431 347 145 645 99 520 0 861 326 765 209 711 640 233 640 233 Z N"/></draw:custom-shape><draw:frame draw:style-name="gr50" draw:text-style-name="P35" svg:width="10.725cm" svg:height="2.444cm" svg:x="16.706cm" svg:y="7.782cm"><draw:text-box><text:p text:style-name="P24"><text:span text:style-name="T29">Апаратне переривання N, асинхронна подія відносно коду, який виконується</text:span></text:p></draw:text-box></draw:frame><draw:line draw:style-name="gr22" draw:text-style-name="P29" svg:x1="11.513cm" svg:y1="0.344cm" svg:x2="12.513cm" svg:y2="0.344cm"><text:p/></draw:line><draw:line draw:style-name="gr22" draw:text-style-name="P29" svg:x1="11.513cm" svg:y1="0.846cm" svg:x2="12.513cm" svg:y2="0.846cm"><text:p/></draw:line><draw:line draw:style-name="gr22" draw:text-style-name="P29" svg:x1="11.513cm" svg:y1="1.348cm" svg:x2="12.513cm" svg:y2="1.348cm"><text:p/></draw:line><draw:line draw:style-name="gr22" draw:text-style-name="P29" svg:x1="11.513cm" svg:y1="1.85cm" svg:x2="12.513cm" svg:y2="1.85cm"><text:p/></draw:line><draw:frame draw:style-name="gr44" draw:text-style-name="P30" svg:width="7.937cm" svg:height="2.444cm" svg:x="10.977cm" svg:y="10.183cm"><draw:text-box><text:p text:style-name="P24"><text:span text:style-name="T24">Код </text:span><text:span text:style-name="T28">Б</text:span><text:span text:style-name="T24">, який виконується на найнижчому рівні привілеїв процесора </text:span></text:p></draw:text-box></draw:frame><draw:path draw:style-name="gr47" draw:text-style-name="P31" svg:width="6.396cm" svg:height="7.864cm" draw:transform="skewX (-0.00226892802759261) rotate (2.81870674197084) translate (12.9824256048902cm 9.25563674598694cm)" svg:viewBox="0 0 6397 7865" svg:d="M0 0c11072 1 4410 7865 4410 7865"><text:p/></draw:path><draw:frame draw:style-name="gr60" draw:text-style-name="P35" svg:width="10.501cm" svg:height="5.365cm" svg:x="0.011cm" svg:y="6.879cm"><draw:text-box><text:p text:style-name="P24"><text:span text:style-name="T29">Комп’ютер змінює CPL на найвищий, змінює поточний віртуальний адресний простір, маскує всі апаратні переривання, зберігає повністю або частково поточні значення регістрів процесора</text:span></text:p></draw:text-box></draw:frame><draw:frame draw:style-name="gr41" draw:text-style-name="P37" svg:width="3.377cm" svg:height="2.299cm" svg:x="20.735cm" svg:y="0.866cm"><draw:image xlink:href="Pictures/2000003B00000D78000009399B64DEB5.svm" xlink:type="simple" xlink:show="embed" xlink:actuate="onLoad" draw:mime-type="image/x-svm"><text:p/></draw:image></draw:frame><draw:frame draw:style-name="gr51" draw:text-style-name="P35" svg:width="0.964cm" svg:height="0.983cm" svg:x="24.31cm" svg:y="1.558cm"><draw:text-box><text:p text:style-name="P24"><text:span text:style-name="T29">N</text:span></text:p></draw:text-box></draw:frame><draw:path draw:style-name="gr47" draw:text-style-name="P31" svg:width="8.374cm" svg:height="1.398cm" draw:transform="skewX (-0.00314159265358972) rotate (2.78135669597816) translate (20.7236397265514cm 3.34007193096739cm)" svg:viewBox="0 0 8375 1399" svg:d="M0 1399c4274 0 8742-1490 8351-1395"><text:p/></draw:path><draw:frame draw:style-name="gr44" draw:text-style-name="P35" svg:width="7.48cm" svg:height="2.444cm" svg:x="20.112cm" svg:y="3.194cm"><draw:text-box><text:p text:style-name="P24"><text:span text:style-name="T29">Таблиця, яка містить адреси обробників апаратних переривань</text:span></text:p></draw:text-box></draw:frame></draw:g></text:p>
          </table:table-cell>
        </table:table-row>
        <table:table-row>
          <table:table-cell table:style-name="Таблиця3.A1" office:value-type="string">
            <text:p text:style-name="Шаблон_3a__20_Звичайний_20_текст_20_без_20_відступу">Схематичне пояснення виклику обробника апаратного переривання в разі генерації апаратного переривання під час виконання коду на найнижчому рівні привілеїв процесора.</text:p>
          </table:table-cell>
        </table:table-row>
      </table:table>
      <text:p text:style-name="P5"/>
      <text:p text:style-name="P12"><text:span text:style-name="Шаблон_3a__20_Термін">Програмне переривання</text:span> (<text:span text:style-name="Шаблон_3a__20_Термін">software interrupt</text:span>) – це команда процесора, виконуючи яку комп’ютер змінює CPL на найвищий, змінює поточний віртуальний адресний простір (якщо CPL є найнижчий), зберігає повністю або частково поточні значення регістрів процесора та починає виконувати код відповідного обробника програмного переривання. Комп’ютер також може маскувати всі переривання під час виклику обробника програмного переривання.</text:p>
      <text:p text:style-name="Шаблон_3a__20_Звичайний_20_текст">Програмне переривання зазвичай використовують у коді, який виконується на найнижчому рівні привілеїв процесора, для виклику обробника програмного переривання в іншому віртуальному адресному просторі з найвищим рівнем привілеїв процесора.</text:p>
      <text:p text:style-name="Шаблон_3a__20_Звичайний_20_текст">Замість програмного переривання процесор може мати схожу команду з меншим часом виконання.</text:p>
      <text:p text:style-name="Шаблон_3a__20_Звичайний_20_текст">Програмне переривання є синхронною подією відносно коду, який виконується (команда програмного переривання присутня безпосередньо в цьому коді).</text:p>
      <table:table table:name="Таблиця4" table:style-name="Таблиця4">
        <table:table-column table:style-name="Таблиця4.A"/>
        <table:table-row table:style-name="Таблиця4.1">
          <table:table-cell table:style-name="Таблиця4.A1" office:value-type="string">
            <text:p text:style-name="P2"><draw:g text:anchor-type="paragraph" draw:z-index="1" draw:name="Груповий об'єкт 6" draw:style-name="gr40"><draw:line draw:style-name="gr22" draw:text-style-name="P29" svg:x1="12.998cm" svg:y1="8.285cm" svg:x2="13.998cm" svg:y2="8.285cm"><text:p/></draw:line><draw:line draw:style-name="gr22" draw:text-style-name="P29" svg:x1="12.998cm" svg:y1="8.786cm" svg:x2="13.998cm" svg:y2="8.786cm"><text:p/></draw:line><draw:line draw:style-name="gr22" draw:text-style-name="P29" svg:x1="12.998cm" svg:y1="9.794cm" svg:x2="13.998cm" svg:y2="9.794cm"><text:p/></draw:line><draw:frame draw:style-name="gr54" draw:text-style-name="P30" svg:width="8.035cm" svg:height="2.454cm" svg:x="9.165cm" svg:y="2.336cm"><draw:text-box><text:p text:style-name="P24"><text:span text:style-name="T24">Код</text:span><text:span text:style-name="T26"> </text:span><text:span text:style-name="T27">А</text:span><text:span text:style-name="T24">, який виконується на найвищому рівні привілеїв процесора </text:span></text:p></draw:text-box></draw:frame><draw:line draw:style-name="gr47" draw:text-style-name="P31" svg:x1="13.499cm" svg:y1="7.383cm" svg:x2="13.499cm" svg:y2="8.282cm"><text:p/></draw:line><draw:frame draw:style-name="gr55" draw:text-style-name="P35" svg:width="6.141cm" svg:height="1.722cm" svg:x="11.86cm" svg:y="5.569cm"><draw:text-box><text:p text:style-name="P24"><text:span text:style-name="T29">Зараз процесор виконує цей код</text:span></text:p></draw:text-box></draw:frame><draw:frame draw:style-name="gr56" draw:text-style-name="P35" svg:width="11.099cm" svg:height="2.454cm" svg:x="14.8cm" svg:y="7.689cm"><draw:text-box><text:p text:style-name="P24"><text:span text:style-name="T29">Програмне переривання N, синхронна подія відносно коду, який виконується</text:span></text:p></draw:text-box></draw:frame><draw:line draw:style-name="gr22" draw:text-style-name="P29" svg:x1="11.3cm" svg:y1="0.318cm" svg:x2="12.3cm" svg:y2="0.318cm"><text:p/></draw:line><draw:line draw:style-name="gr22" draw:text-style-name="P29" svg:x1="11.3cm" svg:y1="0.822cm" svg:x2="12.3cm" svg:y2="0.822cm"><text:p/></draw:line><draw:line draw:style-name="gr22" draw:text-style-name="P29" svg:x1="11.3cm" svg:y1="1.33cm" svg:x2="12.3cm" svg:y2="1.33cm"><text:p/></draw:line><draw:line draw:style-name="gr22" draw:text-style-name="P29" svg:x1="11.3cm" svg:y1="1.831cm" svg:x2="12.3cm" svg:y2="1.831cm"><text:p/></draw:line><draw:frame draw:style-name="gr54" draw:text-style-name="P30" svg:width="7.938cm" svg:height="2.454cm" svg:x="10.766cm" svg:y="10.196cm"><draw:text-box><text:p text:style-name="P24"><text:span text:style-name="T24">Код </text:span><text:span text:style-name="T28">Б</text:span><text:span text:style-name="T24">, який виконується на найнижчому рівні привілеїв процесора </text:span></text:p></draw:text-box></draw:frame><draw:path draw:style-name="gr47" draw:text-style-name="P31" svg:width="6.398cm" svg:height="7.892cm" draw:transform="skewX (-0.00488692190558413) rotate (2.81748501149445) translate (12.7718626201625cm 9.26590295142189cm)" svg:viewBox="0 0 6399 7893" svg:d="M0 0c11076 1 4410 7893 4410 7893"><text:p/></draw:path><draw:frame draw:style-name="gr41" draw:text-style-name="P37" svg:width="3.379cm" svg:height="2.31cm" svg:x="20.524cm" svg:y="0.842cm"><draw:image xlink:href="Pictures/2000003B00000D78000009394547FF1C.svm" xlink:type="simple" xlink:show="embed" xlink:actuate="onLoad" draw:mime-type="image/x-svm"><text:p/></draw:image></draw:frame><draw:frame draw:style-name="gr57" draw:text-style-name="P35" svg:width="0.964cm" svg:height="0.989cm" svg:x="24.1cm" svg:y="1.537cm"><draw:text-box><text:p text:style-name="P24"><text:span text:style-name="T29">N</text:span></text:p></draw:text-box></draw:frame><draw:path draw:style-name="gr47" draw:text-style-name="P31" svg:width="8.379cm" svg:height="1.404cm" draw:transform="skewX (-0.00645771823237895) rotate (2.77996043257657) translate (20.514295995623cm 3.32672084209463cm)" svg:viewBox="0 0 8380 1405" svg:d="M0 1405c4276 0 8747-1496 8356-1401"><text:p/></draw:path><draw:frame draw:style-name="gr54" draw:text-style-name="P35" svg:width="7.801cm" svg:height="2.454cm" svg:x="19.9cm" svg:y="3.179cm"><draw:text-box><text:p text:style-name="P24"><text:span text:style-name="T29">Таблиця, яка містить адреси обробників програмних переривань</text:span></text:p></draw:text-box></draw:frame><draw:frame draw:style-name="gr58" draw:text-style-name="P36" svg:width="1.669cm" svg:height="0.909cm" svg:x="12.724cm" svg:y="8.804cm"><draw:text-box><text:p text:style-name="P24"><text:span text:style-name="T31">int N</text:span></text:p></draw:text-box></draw:frame><draw:frame draw:style-name="gr59" draw:text-style-name="P35" svg:width="10.501cm" svg:height="4.654cm" svg:x="-0.101cm" svg:y="6.924cm"><draw:text-box><text:p text:style-name="P24"><text:span text:style-name="T29">Комп’ютер змінює CPL на найвищий, змінює поточний віртуальний адресний простір, зберігає повністю або частково поточні значення регістрів процесора</text:span></text:p></draw:text-box></draw:frame></draw:g></text:p>
          </table:table-cell>
        </table:table-row>
        <table:table-row>
          <table:table-cell table:style-name="Таблиця4.A1" office:value-type="string">
            <text:p text:style-name="Шаблон_3a__20_Звичайний_20_текст_20_без_20_відступу">Схематичне пояснення виклику обробника програмного переривання під час виконання коду на найнижчому рівні привілеїв процесора.</text:p>
          </table:table-cell>
        </table:table-row>
      </table:table>
      <text:p text:style-name="P4"/>
      <text:p text:style-name="P12"><text:span text:style-name="Шаблон_3a__20_Термін">Виняткова ситуація</text:span> (<text:span text:style-name="Шаблон_3a__20_Термін">exception</text:span>) генерується, якщо процесор не може виконати поточну команду. Виняткові ситуації пронумеровані, кожна причина неможливості виконати поточну команду процесором має власний номер.</text:p>
      <text:p text:style-name="Шаблон_3a__20_Звичайний_20_текст">У разі генерації виняткової ситуації комп’ютер змінює CPL на найвищий, змінює поточний віртуальний адресний простір (якщо CPL є найнижчий), зберігає повністю або частково поточні значення регістрів процесора та починає виконувати код відповідного обробника виняткової ситуації. Зазвичай є можливість зареєструвати різні обробники виняткових ситуацій для всіх можливих виняткових ситуацій у комп’ютері. Приклади дій, які призводять до генерації виняткових ситуацій: ділення на нуль, звернення до не відображеної віртуальної сторінки.</text:p>
      <text:p text:style-name="Шаблон_3a__20_Звичайний_20_текст">Виняткова ситуація є синхронною подією відносно коду, який виконується (процесор не зміг виконати команду в цьому коді).</text:p>
      <table:table table:name="Таблиця5" table:style-name="Таблиця5">
        <table:table-column table:style-name="Таблиця5.A"/>
        <table:table-row table:style-name="Таблиця5.1">
          <table:table-cell table:style-name="Таблиця5.A1" office:value-type="string">
            <text:p text:style-name="P2"><draw:g text:anchor-type="paragraph" draw:z-index="2" draw:name="Груповий об'єкт 3" draw:style-name="gr1"><draw:line draw:style-name="gr22" draw:text-style-name="P29" svg:x1="13.439cm" svg:y1="8.165cm" svg:x2="14.439cm" svg:y2="8.165cm"><text:p/></draw:line><draw:line draw:style-name="gr22" draw:text-style-name="P29" svg:x1="13.439cm" svg:y1="8.666cm" svg:x2="14.439cm" svg:y2="8.666cm"><text:p/></draw:line><draw:line draw:style-name="gr22" draw:text-style-name="P29" svg:x1="13.439cm" svg:y1="9.667cm" svg:x2="14.439cm" svg:y2="9.667cm"><text:p/></draw:line><draw:frame draw:style-name="gr44" draw:text-style-name="P30" svg:width="8.035cm" svg:height="2.444cm" svg:x="9.604cm" svg:y="2.265cm"><draw:text-box><text:p text:style-name="P24"><text:span text:style-name="T24">Код</text:span><text:span text:style-name="T26"> </text:span><text:span text:style-name="T27">А</text:span><text:span text:style-name="T24">, який виконується на найвищому рівні привілеїв процесора </text:span></text:p></draw:text-box></draw:frame><draw:line draw:style-name="gr47" draw:text-style-name="P31" svg:x1="13.939cm" svg:y1="7.273cm" svg:x2="13.939cm" svg:y2="8.164cm"><text:p/></draw:line><draw:frame draw:style-name="gr48" draw:text-style-name="P35" svg:width="6.141cm" svg:height="1.714cm" svg:x="12.299cm" svg:y="5.474cm"><draw:text-box><text:p text:style-name="P24"><text:span text:style-name="T29">Зараз процесор виконує цей код</text:span></text:p></draw:text-box></draw:frame><draw:custom-shape draw:style-name="gr49" draw:text-style-name="P32" svg:width="0.502cm" svg:height="2.001cm" draw:transform="rotate (-1.17652644876938) translate (16.6881527777778cm 8.38376388888889cm)"><text:p/><draw:enhanced-geometry svg:viewBox="0 0 640 861" draw:text-areas="257 295 414 566" draw:type="non-primitive" draw:enhanced-path="M 640 233 L 221 293 506 12 367 0 29 406 431 347 145 645 99 520 0 861 326 765 209 711 640 233 640 233 Z N"/></draw:custom-shape><draw:frame draw:style-name="gr50" draw:text-style-name="P35" svg:width="9.501cm" svg:height="2.444cm" svg:x="16.938cm" svg:y="7.673cm"><draw:text-box><text:p text:style-name="P24"><text:span text:style-name="T29">Виняткова ситуація N, синхронна подія відносно коду, який виконується</text:span></text:p></draw:text-box></draw:frame><draw:line draw:style-name="gr22" draw:text-style-name="P29" svg:x1="11.737cm" svg:y1="0.264cm" svg:x2="12.737cm" svg:y2="0.264cm"><text:p/></draw:line><draw:line draw:style-name="gr22" draw:text-style-name="P29" svg:x1="11.737cm" svg:y1="0.764cm" svg:x2="12.737cm" svg:y2="0.764cm"><text:p/></draw:line><draw:line draw:style-name="gr22" draw:text-style-name="P29" svg:x1="11.737cm" svg:y1="1.264cm" svg:x2="12.737cm" svg:y2="1.264cm"><text:p/></draw:line><draw:line draw:style-name="gr22" draw:text-style-name="P29" svg:x1="11.737cm" svg:y1="1.764cm" svg:x2="12.737cm" svg:y2="1.764cm"><text:p/></draw:line><draw:frame draw:style-name="gr44" draw:text-style-name="P30" svg:width="7.935cm" svg:height="2.444cm" svg:x="11.206cm" svg:y="10.065cm"><draw:text-box><text:p text:style-name="P24"><text:span text:style-name="T24">Код </text:span><text:span text:style-name="T28">Б</text:span><text:span text:style-name="T24">, який виконується на найнижчому рівні привілеїв процесора </text:span></text:p></draw:text-box></draw:frame><draw:path draw:style-name="gr47" draw:text-style-name="P31" svg:width="6.393cm" svg:height="7.837cm" draw:transform="skewX (0.00017453292519945) rotate (2.82010300537244) translate (13.2102083333333cm 9.14238888888894cm)" svg:viewBox="0 0 6394 7838" svg:d="M0 0c11068 3 4407 7838 4407 7838"><text:p/></draw:path><draw:frame draw:style-name="gr41" draw:text-style-name="P34" svg:width="3.375cm" svg:height="2.289cm" svg:x="20.964cm" svg:y="0.785cm"><draw:image xlink:href="Pictures/2000003B00000D78000009395C24E024.svm" xlink:type="simple" xlink:show="embed" xlink:actuate="onLoad" draw:mime-type="image/x-svm"><text:p/></draw:image></draw:frame><draw:frame draw:style-name="gr51" draw:text-style-name="P35" svg:width="0.964cm" svg:height="0.983cm" svg:x="24.539cm" svg:y="1.473cm"><draw:text-box><text:p text:style-name="P24"><text:span text:style-name="T29">N</text:span></text:p></draw:text-box></draw:frame><draw:path draw:style-name="gr47" draw:text-style-name="P31" svg:width="8.369cm" svg:height="1.394cm" draw:transform="rotate (2.78257842645456) translate (20.9493070771609cm 3.24982480982567cm)" svg:viewBox="0 0 8370 1395" svg:d="M0 1395c4272-1 8737-1486 8346-1391"><text:p/></draw:path><draw:frame draw:style-name="gr44" draw:text-style-name="P35" svg:width="6.823cm" svg:height="2.444cm" svg:x="20.339cm" svg:y="3.103cm"><draw:text-box><text:p text:style-name="P24"><text:span text:style-name="T29">Таблиця, яка містить адреси обробників виняткових ситуацій</text:span></text:p></draw:text-box></draw:frame><draw:frame draw:style-name="gr52" draw:text-style-name="P35" svg:width="10.501cm" svg:height="4.635cm" svg:x="0.439cm" svg:y="6.818cm"><draw:text-box><text:p text:style-name="P24"><text:span text:style-name="T29">Комп’ютер змінює CPL на найвищий, змінює поточний віртуальний адресний простір, зберігає повністю або частково поточні значення регістрів процесора</text:span></text:p></draw:text-box></draw:frame><draw:frame draw:style-name="gr53" draw:text-style-name="P36" svg:width="1.664cm" svg:height="0.904cm" svg:x="13.264cm" svg:y="8.684cm"><draw:text-box><text:p text:style-name="P24"><text:span text:style-name="T31">cmd</text:span></text:p></draw:text-box></draw:frame></draw:g></text:p>
          </table:table-cell>
        </table:table-row>
        <table:table-row>
          <table:table-cell table:style-name="Таблиця5.A1" office:value-type="string">
            <text:p text:style-name="Шаблон_3a__20_Звичайний_20_текст_20_без_20_відступу">Схематичне пояснення виклику обробника виняткової ситуації в разі генерації виняткової ситуації під час виконання коду на найнижчому рівні привілеїв процесора.</text:p>
          </table:table-cell>
        </table:table-row>
      </table:table>
      <text:p text:style-name="P6"/>
      <text:p text:style-name="P12">Адреси обробників апаратних переривань, програмних переривань, виняткових ситуацій та інформація про віртуальний адресний простір, на який треба змінити поточний віртуальний адресний простір, вказують у машинозалежних структурах даних в оперативній пам’яті. Формати цих структур даних визначає архітектура комп’ютера. Наприклад, в архітектурі процесора x86 – це регістри процесора та таблиці. Коду, який виконується на найнижчому рівні привілеїв процесора, не дозволено на апаратному рівні або не нада<text:span text:style-name="T18">но</text:span> можлив<text:span text:style-name="T18">і</text:span>ст<text:span text:style-name="T18">ь</text:span> змінювати ці машинозалежні структури даних.</text:p>
      <text:p text:style-name="P11">Програмне середовище виконання</text:p>
      <text:p text:style-name="Шаблон_3a__20_Звичайний_20_текст">Unix налаштовує апаратне середовище виконання та надає <text:span text:style-name="Шаблон_3a__20_Термін">програмне середовище виконання</text:span> (<text:span text:style-name="Шаблон_3a__20_Термін">software execution environment</text:span>) програмі, яка скомпільована в машинний код. Таку програму називають <text:span text:style-name="Шаблон_3a__20_Термін">програма користувача</text:span> (<text:span text:style-name="Шаблон_3a__20_Термін">user program</text:span>). Програма користувача не взаємодіє з апаратурою комп’ютера безпосередньо, вона послуговується програмним середовищем виконання, яке надає операційна система (ОС), для взаємодії з апаратурою та програмними абстракціями ОС.</text:p>
      <text:p text:style-name="Шаблон_3a__20_Звичайний_20_текст">Насправді програма користувача, яка скомпільована в машинний код, усе ж таки взаємодіє з апаратурою безпосередньо. Процесор виконує її код, тому можна сказати, що програма користувача використовує процесор безпосередньо. Під час виконання команд процесор звертається до пам’яті, тому програма користувача також використовує пам’ять безпосередньо. Можливо програма користувача використовує ще іншу апаратуру (залежить від системи). Якби було необхідно повністю відокремити виконання програми користувача від апаратури, тоді її код треба було б інтерпретувати, але тоді має бути програма, яка буде виконувати цю інтерпретацію. Тобто отримуємо <text:soft-page-break/>рекурсію, яка призводить до того, що повинна бути програма, яка має бути скомпільованою в машинний код.</text:p>
      <text:p text:style-name="Шаблон_3a__20_Звичайний_20_текст">ОС складається з таких компонентів:</text:p>
      <text:list text:style-name="L2">
        <text:list-item>
          <text:p text:style-name="P22"><text:span text:style-name="Шаблон_3a__20_Термін">Ядро</text:span> (<text:span text:style-name="Шаблон_3a__20_Term">kernel</text:span>) створює та підтримує програмне середовище виконання та налаштовує апаратне середовище виконання для себе та програм користувача. Ядро – це найскладніша частина ОС.</text:p>
        </text:list-item>
        <text:list-item>
          <text:p text:style-name="P22"><text:span text:style-name="Шаблон_3a__20_Термін">Системні програми</text:span> допомагають створювати програмне середовище виконання для програм користувача (можуть не використовуватися). Також до системних програм належать базові (стандартні) програми з дистрибутиву ОС.</text:p>
        </text:list-item>
        <text:list-item>
          <text:p text:style-name="P22"><text:span text:style-name="Шаблон_3a__20_Термін">Системні бібліотеки</text:span> допомагають програмам користувача взаємодіяти з ядром або з апаратурою (можуть не використовуватися). Іноді наданий варіант взаємодії в системній бібліотеці кращий за будь-який варіант, який програма користувача може реалізувати сама.</text:p>
        </text:list-item>
      </text:list>
      <text:p text:style-name="Шаблон_3a__20_Звичайний_20_текст"><text:soft-page-break/>Усі компоненти ОС, які перелічені вище, є програмами. Системні програми є також програмами користувача, але такі, які допомагають створювати програмне середовище виконання для програм користувача, та не потребують інших системних програм. Системні бібліотеки не є окремими програмами, але їхній код використовується в системних програмах та у звичайних програмах користувача. Ядро також є програмою, але ця програма відрізняється від будь-якої програми користувача, оскільки ядро створює програмне середовище виконання та налаштовує апаратне середовище виконання для себе та програм користувача.</text:p>
      <text:p text:style-name="Шаблон_3a__20_Звичайний_20_текст">Можна виокремити такі завдання ядра:</text:p>
      <text:list text:style-name="L3">
        <text:list-item>
          <text:p text:style-name="P23">Абстрагування програмних та апаратних інтерфейсів для програм користувача.</text:p>
        </text:list-item>
        <text:list-item>
          <text:p text:style-name="P23">Робота з периферійними пристроями.</text:p>
        </text:list-item>
        <text:list-item>
          <text:p text:style-name="P23">Підтримування виконання програм користувача та самого ядра.</text:p>
        </text:list-item>
        <text:list-item>
          <text:p text:style-name="P23">Управління пам’яттю.</text:p>
        </text:list-item>
        <text:list-item>
          <text:p text:style-name="P23"><text:soft-page-break/>Підтримування файлових систем.</text:p>
        </text:list-item>
        <text:list-item>
          <text:p text:style-name="P23">Підтримування різних механізмів міжпроцесної взаємодії.</text:p>
        </text:list-item>
        <text:list-item>
          <text:p text:style-name="P23">Підтримування мереж.</text:p>
        </text:list-item>
        <text:list-item>
          <text:p text:style-name="P23">Безпека.</text:p>
        </text:list-item>
      </text:list>
      <text:p text:style-name="Шаблон_3a__20_Звичайний_20_текст">Код ядра Unix виконується на найвищому рівні привілеїв процесора, система працює в <text:span text:style-name="Шаблон_3a__20_Термін">режимі ядра</text:span> (<text:span text:style-name="Шаблон_3a__20_Термін">kernel mode</text:span>). Це дає змогу ядру використати будь-яку команду процесора для налаштування середовища виконання для себе та програм користувача та для виконання будь-яких дій на комп’ютері.</text:p>
      <text:p text:style-name="Шаблон_3a__20_Звичайний_20_текст">Код програми користувача виконується на найнижчому рівні привілеїв процесора, система працює в <text:span text:style-name="Шаблон_3a__20_Термін">режимі користувача</text:span> (<text:span text:style-name="Шаблон_3a__20_Термін">user mode</text:span>). Це дає змогу обмежити дії програми користувача на апаратному рівні, оскільки коли процесор виконує якусь команду, тоді тільки він може контролювати свої дії.</text:p>
      <text:p text:style-name="Шаблон_3a__20_Звичайний_20_текст">Режим ядра та режим користувача – це <text:span text:style-name="Шаблон_3a__20_Термін">режими виконання</text:span> (<text:span text:style-name="Шаблон_3a__20_Term">execution mode</text:span>) у системі.</text:p>
      <text:p text:style-name="Шаблон_3a__20_Звичайний_20_текст"><text:soft-page-break/>Раніше були надані компоненти ОС. Але також можна сказати, що ОС – це тільки ядро, оскільки комп’ютер, в якому виконується тільки код ядра, уже може вирішувати реальні завдання. Наприклад, мережеві інтерфейси можна сконфігурувати в опціях ядра під час його завантаження і ядро може виконувати завдання маршрутизації мережевого трафіку. Жодної програми користувача для виконання цього завдання не потрібно.</text:p>
      <text:p text:style-name="Шаблон_3a__20_Звичайний_20_текст">Адресний простір ядра називають <text:span text:style-name="Шаблон_3a__20_Термін">простір ядра</text:span> (<text:span text:style-name="Шаблон_3a__20_Термін">kernel space</text:span>). Адресний простір процесу користувача називають <text:span text:style-name="Шаблон_3a__20_Термін">простір користувача</text:span> (<text:span text:style-name="Шаблон_3a__20_Термін">user space</text:span>). Комбінацію <text:span text:style-name="Шаблон_3a__20_Термін">режим користувача</text:span> та <text:span text:style-name="Шаблон_3a__20_Термін">простір користувача</text:span> називають <text:span text:style-name="Шаблон_3a__20_Термін">userland</text:span>. Іноді під термінами <text:span text:style-name="Шаблон_3a__20_Термін">простір користувача</text:span> та <text:span text:style-name="Шаблон_3a__20_Термін">userland</text:span> розуміють одне й те ж саме. Код ядра може виконуватися в кількох адресних просторах (пам’ять ядра та пам’ять програми користувача). Код програми користувача виконується в його власному адресному просторі (пам’ять програми користувача).</text:p>
      <text:p text:style-name="Шаблон_3a__20_Звичайний_20_текст"><text:span text:style-name="Шаблон_3a__20_Термін">Процес</text:span> – це сутність (entity), яка виконує програму та надає середовище виконання для неї. Програма може бути програмою користувача або частиною ядра (функція ядра), тому є <text:span text:style-name="Шаблон_3a__20_Термін">процеси користувача</text:span> (<text:span text:style-name="Шаблон_3a__20_Термін">user processes</text:span>) та <text:span text:style-name="Шаблон_3a__20_Термін">процеси ядра</text:span> (<text:span text:style-name="Шаблон_3a__20_Термін">kernel processes</text:span>). Ядро для кожного процесу має об’єкт у своїй пам’яті, <text:soft-page-break/>який називають <text:span text:style-name="Шаблон_3a__20_Назва">структура процесу</text:span> (<text:span text:style-name="Шаблон_3a__20_Title">process structure</text:span>). Ця структура містить машинонезалежну інформацію про процес та покажчик на машинозалежну інформацію про процес.</text:p>
      <text:p text:style-name="Шаблон_3a__20_Звичайний_20_текст">Процес, який виконується безпосередньо в цей момент часу, називається <text:span text:style-name="Шаблон_3a__20_Термін">поточний процес</text:span> (<text:span text:style-name="Шаблон_3a__20_Term">current process</text:span>) або <text:span text:style-name="Шаблон_3a__20_Термін">процес, що виконується</text:span> (<text:span text:style-name="Шаблон_3a__20_Term">running process</text:span>).</text:p>
      <text:p text:style-name="Шаблон_3a__20_Звичайний_20_текст">Комбінація найнижчого рівня привілеїв процесора та окремого адресного простору під час виконання коду програми користувача дає змогу: ізолювати всю систему та інші процеси користувача від несанкціонованого впливу на них із боку поточного процесу, ізолювати поточний процес від несанкціонованого впливу на нього з боку інших процесів користувача. Ця ізоляція потрібна, оскільки процес користувача може випадково або навмисно спробувати вплинути на всю систему або інші процеси через використання відповідних команд процесора.</text:p>
      <text:p text:style-name="Шаблон_3a__20_Звичайний_20_текст">Обробники апаратних переривань, програмних переривань та виняткових ситуацій є частинами коду (функціями) ядра, оскільки опрацювання цих подій у <text:soft-page-break/>комп’ютері виконуються з найвищим рівнем привілеїв процесора та пов’язані з даними ядра.</text:p>
      <text:p text:style-name="Шаблон_3a__20_Звичайний_20_текст">Якщо код програми користувача спробує виконати недозволену на апаратному рівні дію, буде згенерован<text:span text:style-name="T16">о</text:span> відповідн<text:span text:style-name="T16">у</text:span> винятков<text:span text:style-name="T16">у</text:span> ситуаці<text:span text:style-name="T16">ю</text:span> і якщо її обробник не зможе її вирішити (resolve), ядро завершить цей процес користувача. Якщо код ядра спробує виконати недозволену на апаратному рівні дію (таке також може бути в режимі ядра), буде згенерован<text:span text:style-name="T16">о</text:span> відповідн<text:span text:style-name="T16">у</text:span> винятков<text:span text:style-name="T16">у</text:span> ситуаці<text:span text:style-name="T16">ю</text:span> і якщо її обробник не зможе її вирішити, ядро зупинить своє виконання або перезавантажить комп’ютер. На відміну від процесу користувача, помилка в якому є локальною для нього, помилка в коді ядра може впливати на само ядро, на будь-який процес користувача та на всю систему.</text:p>
      <text:p text:style-name="Шаблон_3a__20_Звичайний_20_текст">Програма користувача може мати один або кілька контекстів виконання, які логічно виконуються одночасно (паралельно), але завжди має один адресний простір. Один контекст виконання в програмі користувача називають <text:span text:style-name="Шаблон_3a__20_Термін">потік</text:span> (<text:span text:style-name="Шаблон_3a__20_Термін">thread</text:span>). Програму користувача з кількома контекстами виконання називають <text:span text:style-name="Шаблон_3a__20_Термін">багатопотокова програма</text:span> (<text:span text:style-name="Шаблон_3a__20_Термін">multithreaded program</text:span>). Частиною контексту виконання є апаратний контекст, який складається зі значень регістрів <text:soft-page-break/>процесора (регістри загального призначення, регістри з рухомою комою та спеціальні регістри).</text:p>
      <text:p text:style-name="Шаблон_3a__20_Звичайний_20_текст">Підтримування багатопотокових програм користувача може бути реалізоване в різні способи, але спосіб підтримування є прозорим для багатопотокової програми користувача. Ці способи зазвичай мають назви <text:span text:style-name="Шаблон_3a__20_Термін">режим N:1</text:span>, <text:span text:style-name="Шаблон_3a__20_Термін">режим 1:1</text:span>, <text:span text:style-name="Шаблон_3a__20_Термін">режим N:M</text:span>. Перше число в назвах цих режимів визначає виконання скількох потоків користувача (потоки відомі в режимі користувача) мультиплексується в скількох <text:span text:style-name="Шаблон_3a__20_Термін">об’єктах планування</text:span> (<text:span text:style-name="Шаблон_3a__20_Термін">scheduling entity</text:span>) ядра. Ядро планує виконання своїх об’єктів планування, тобто воно визначає виконання якого об’єкта планування продовжити (resume), виконання якого об’єкта планування призупинити (suspend), виконання якого об’єкта планування зупинити (stop), виконання якого об’єкта планування заблокувати (block). Відповідно режим N:1 реалізований повністю в режимі користувача (об’єкт планування в ядрі – це процес, виконання потоків користувача мультиплексується асиметрично), режим 1:1 реалізований повністю в режимі ядра (об’єкт планування в ядрі – це потік ядра, виконання потоків користувача не мультиплексується), режим N:M реалізований у режимі ядра та режимі користувача (об’єкт планування в ядрі – <text:soft-page-break/>це потік ядра, виконання потоків користувача мультиплексується симетрично або асиметрично).</text:p>
      <text:p text:style-name="Шаблон_3a__20_Звичайний_20_текст">Далі в тексті використано слово «процес», оскільки конкретне ядро може не підтримувати потоки (ядро може підтримувати тільки один контекст виконання в одному процесі). Якщо конкретне ядро підтримує потоки, то під словом «процес» треба розуміти слово «потік».</text:p>
      <text:p text:style-name="Шаблон_3a__20_Звичайний_20_текст">Зазвичай процес користувача не може виконати жодного реального завдання використовуючи виключно команди процесора, які йому доступні на найнижчому рівні привілеїв процесора. Процесу користувача може бути потрібно прочитати дані з файлу, відправити дані в мережу, створити новий процес, змінити образ процесу, отримати додаткову пам’ять у свій адресний простір і т. ін. Такі дії можна виконати тільки в режимі ядра, тому програмі користувача потрібно запитувати виконання цих дій в ядра, тому ядро надає програмі користувача механізм виклику необхідних функцій ядра. Ці функції ядра називають <text:span text:style-name="Шаблон_3a__20_Термін">системні виклики</text:span> (<text:span text:style-name="Шаблон_3a__20_Термін">system call</text:span>, <text:span text:style-name="Шаблон_3a__20_Термін">syscall</text:span>).</text:p>
      <text:p text:style-name="Шаблон_3a__20_Звичайний_20_текст"><text:soft-page-break/>Для переходу в режим ядра програма користувача використовує спеціальну команду процесора, виконуючи яку комп’ютер змінює CPL на найвищий, змінює поточний віртуальний адресний простір на віртуальний адресний простір ядра, зберігає повністю або частково поточні значення регістрів процесора та починає виконувати раніше вказаний код ядра (функцію). Це такі саме дії, які виконуються в разі генерації виняткової ситуації.</text:p>
      <text:p text:style-name="Шаблон_3a__20_Звичайний_20_текст">Для переходу в режим ядра використовують команду програмного переривання або спеціально призначену для цього команду з меншим часом виконання. Нема принципової різниці як процес користувача викликає функцію ядра.</text:p>
      <text:p text:style-name="Шаблон_3a__20_Звичайний_20_текст">Набір системних викликів та формат їхніх аргументів визначено в API (application programming interface) між програмою користувача та ядром. Набір системних викликів у кожного ядра свій, але Unix-подібні ОС зазвичай використовують однаковий набір «стандартних» системних викликів («стандартних», оскільки офіційно нема такого стандарту, який визначає які системні виклики мають бути реалізовані, але практика показує, що де-факто він є). Зазвичай аргументи системного виклику – це числа або покажчики.</text:p>
      <text:p text:style-name="Шаблон_3a__20_Звичайний_20_текст"><text:soft-page-break/>Зазвичай програма користувача не викликає системні виклики безпосередньо. ОС надає системну бібліотеку, використовуючи яку кожний системний виклик можна викликати за допомогою виклику відповідної функції бібліотеки (звичайний локальний виклик функції), яка в разі помилки повертає наперед визначене значення, яке позначає помилку та встановлює номер помилки в <text:span text:style-name="Шаблон_3a__20_Ідентифікатор">errno</text:span> або повертає номер помилки.</text:p>
      <text:p text:style-name="Шаблон_3a__20_Звичайний_20_текст">Стандарти <text:span text:style-name="Шаблон_3a__20_Book">Portable Operating System Interface</text:span> (POSIX) визначають функції та їхні аргументи, які мають бути реалізовані в POSIX-сумісній системі. Стандарти POSIX є частиною стандарту <text:span text:style-name="Шаблон_3a__20_Book">Single UNIX Specification</text:span> (SUS). Стандарту SUS призначають номер версії (часто використовують скорочення SUSv3, SUSv4). POSIX не визначає яка функція має бути реалізована як системний виклик, а яка – як функція бібліотеки. Ось переклади цитат з SUSv4: «Різниця між “системним викликом” і “функцією бібліотеки” є деталлю реалізації, яка може відрізнятися в різних реалізаціях, тому була виключена з POSIX.1» та «Інтерфейс, а Не Реалізація – POSIX.1-2017 визначає інтерфейс, а не реалізацію. Не робиться різниці між функціями бібліотеки та системними <text:soft-page-break/>викликами; обидві наз<text:span text:style-name="T21">вані</text:span> функціями. Ніяких подробиць реалізації будь-якої функції не наведено».</text:p>
      <text:p text:style-name="Шаблон_3a__20_Звичайний_20_текст">Не всі ОС мають реалізацію всіх або точні реалізації всіх функцій, які визначені в POSIX. Це треба враховувати під час розроблення програми, яку будуть виконувати на різних системах (переносний вихідний код, portable source code). Тобто система може бути POSIX-майже-сумісною.</text:p>
      <text:p text:style-name="Шаблон_3a__20_Звичайний_20_текст">У лекціях більшість функцій з POSIX наз<text:span text:style-name="T21">вані</text:span> системними викликами, оскільки зазвичай вони реалізовані як системні виклики в більшості Unix-подібних ОС або їхні виклики завжди призводять до викликів відповідних системних викликів без використання додаткових програмних абстракцій.</text:p>
      <text:p text:style-name="Шаблон_3a__20_Звичайний_20_текст">Системний виклик, для виконання якого завжди достатньо запитаного ресурсу, називають <text:span text:style-name="Шаблон_3a__20_Термін">швидким</text:span> (<text:span text:style-name="Шаблон_3a__20_Термін">fast</text:span>), інакше його називають <text:span text:style-name="Шаблон_3a__20_Термін">повільним</text:span> (<text:span text:style-name="Шаблон_3a__20_Термін">slow</text:span>). Під ресурсом тут розуміють будь-який можливий ресурс, крім оперативної пам’яті (наявність вільної пам’яті) та об’єктів механізмів синхронізації (можливість заволодіти об’єктом механізму синхронізації). Тут слова «швидкий» та «повільний» не визначають час виконання системного виклику. Виконання <text:soft-page-break/>повільного системного виклику може бути заблоковано ядром через нестачу запитаного ресурсу для його виконання і це блокування можливо перервати сигналом. Якщо для завершення повільного системного виклику достатньо запитаного ресурсу, ядро виконує його якнайшвидше. Тобто швидкості виконання повільного системного виклику та швидкого системного виклику нічім не відрізняються, як і швидкість виконання будь-якого іншого коду.</text:p>
      <text:p text:style-name="P16">Таке визначення типу системного виклику залежить як від системного виклику, так і від його аргументів. Приклад. Системний виклик <text:span text:style-name="Шаблон_3a__20_Ідентифікатор">read()</text:span> є повільний, якщо його застосовано для сокета (ядро може не мати достатньо даних, отриманих із мережевого з’єднання, для його завершення). Цей системний виклик є швидкий, якщо його застосовано для звичайного файлу, навіть якщо цей файл належить мережевій ФС. Тому виконання швидкого системного виклику також може бути заблокован<text:span text:style-name="T17">о</text:span> ядром через нестачу запитаного ресурсу для його завершення, але це блокування неможливо перервати сигналом.</text:p>
      <text:p text:style-name="P17">Unix створює таке програмне середовище виконання та налаштовує так апаратне середовище, щоб «одночасно» виконувати кілька процесів. Кількість процесів готових до роботи може бути більша за кількість наявних процесорів у <text:soft-page-break/>комп’ютері, тому виконувати всі готові до роботи процеси на такому комп’ютері фізично неможливо. Тому Unix імітує одночасне виконання процесів через надання почергово кожному готовому до роботи процесу невеликої частки (дещиці) часу <text:span text:style-name="T19">для його виконання</text:span>, яку називають <text:span text:style-name="Шаблон_3a__20_Термін">квант часу</text:span> (<text:span text:style-name="Шаблон_3a__20_Термін">time quantum</text:span>). Значення кванта часу вибирають таким, щоб користувач не відчув порушення інтерактивності системи (наприклад, час відгуку процесу користувача на зовнішній вплив) і всі готові до роботи процеси постійно виконувалися. Після завершення кванта часу, <text:span text:style-name="T19">ядро призупиняє </text:span>виконання поточного процесу і поновлю<text:span text:style-name="T19">є</text:span> виконання іншого готового до роботи процесу. Цю дію називають <text:span text:style-name="Шаблон_3a__20_Термін">примусове перемикання контексту</text:span> (<text:span text:style-name="Шаблон_3a__20_Термін">involuntary context switching</text:span>), тобто примусове перемикання з контексту поточного процесу на контекст іншого готового до роботи процесу.</text:p>
      <text:p text:style-name="Шаблон_3a__20_Звичайний_20_текст"><text:span text:style-name="Шаблон_3a__20_Термін">Готовий до роботи процес</text:span> (<text:span text:style-name="Шаблон_3a__20_Термін">ready-to-run</text:span>) – це процес, для виконання якого є всі ресурси, він чекає на процесорний час, його виконання призупинено. Структури процесів готових до роботи процесів містяться в <text:span text:style-name="Шаблон_3a__20_Назва">черзі готових до роботи процесів</text:span> або <text:span text:style-name="Шаблон_3a__20_Title">Run queue</text:span> (RunQ).</text:p>
      <text:p text:style-name="Шаблон_3a__20_Звичайний_20_текст"><text:soft-page-break/>Для реалізації примусового перемикання контексту ядро використовує апаратне переривання від таймера. Апаратне переривання від таймера дають змогу викликати код відповідного обробника через певний проміжок часу. Цей проміжок часу називають <text:span text:style-name="Шаблон_3a__20_Термін">тик</text:span> (<text:span text:style-name="Шаблон_3a__20_Термін">tick</text:span>), це значення менше або дорівнює значенню кванта часу. Обробник переривань від таймера підтримує поточне значення часу й після обробки переривання ядро приймає рішення про примусове перемикання контексту на інший готовий до роботи процес. Переривання від таймера – це гарантія для ядра, що процесор виконуватиме код ядра через вказаний проміжок часу.</text:p>
      <text:p text:style-name="P18">Під час виклику обробника переривання від таймера, як і під час виклику обробника будь-якого іншого апаратного переривання, комп’ютер зберігає повністю або частково поточні значення регістрів процесора, далі обробник переривання зберігає поточні значення решти регістрів процесора (зазвичай поточні значення регістрів процесора <text:span text:style-name="T19">будуть </text:span>збер<text:span text:style-name="T19">ежені</text:span> <text:span text:style-name="T19">в</text:span> стеку віртуального адресного простору, на який відбувається перемикання під час отримання апаратного переривання). Для того, щоб примусово перемикнути контекст на інший готовий до роботи процес треба завантажити в процесор значення <text:soft-page-break/>регістрів процесора цього іншого процесу, змінити поточний віртуальний адресний простір та змінити CPL (якщо необхідно). Зазвичай усі ці дії виконують за допомогою відповідної команди процесора.</text:p>
      <table:table table:name="Таблиця6" table:style-name="Таблиця6">
        <table:table-column table:style-name="Таблиця6.A"/>
        <table:table-row table:style-name="Таблиця6.1">
          <table:table-cell table:style-name="Таблиця6.A1" office:value-type="string">
            <text:p text:style-name="P2"><draw:g text:anchor-type="paragraph" draw:z-index="4" draw:name="Груповий об'єкт 4" draw:style-name="gr1"><draw:line draw:style-name="gr21" draw:text-style-name="P29" svg:x1="8.321cm" svg:y1="2.7cm" svg:x2="13.321cm" svg:y2="2.7cm"><text:p/></draw:line><draw:line draw:style-name="gr22" draw:text-style-name="P29" svg:x1="8.821cm" svg:y1="2.2cm" svg:x2="8.821cm" svg:y2="3.2cm"><text:p/></draw:line><draw:line draw:style-name="gr22" draw:text-style-name="P29" svg:x1="11.121cm" svg:y1="2.2cm" svg:x2="11.121cm" svg:y2="3.2cm"><text:p/></draw:line><draw:line draw:style-name="gr22" draw:text-style-name="P29" svg:x1="8.821cm" svg:y1="2.2cm" svg:x2="8.821cm" svg:y2="3.2cm"><text:p/></draw:line><draw:line draw:style-name="gr22" draw:text-style-name="P29" svg:x1="8.821cm" svg:y1="2.2cm" svg:x2="8.821cm" svg:y2="3.2cm"><text:p/></draw:line><draw:line draw:style-name="gr22" draw:text-style-name="P29" svg:x1="12.421cm" svg:y1="2.2cm" svg:x2="12.421cm" svg:y2="3.2cm"><text:p/></draw:line><draw:custom-shape draw:style-name="gr23" draw:text-style-name="P29" svg:width="0.502cm" svg:height="2.001cm" draw:transform="rotate (1.5707963267949) translate (8.81944444444444cm 2.1007916666666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4" draw:text-style-name="P30" svg:width="8.136cm" svg:height="1.714cm" svg:x="8.666cm" svg:y="0cm"><draw:text-box><text:p text:style-name="P24"><text:span text:style-name="T24">Тик (можуть бути різні проміжки часу)</text:span></text:p></draw:text-box></draw:frame><draw:frame draw:style-name="gr25" draw:text-style-name="P30" svg:width="8.146cm" svg:height="0.983cm" svg:x="7.521cm" svg:y="3.138cm"><draw:text-box><text:p text:style-name="P24"><text:span text:style-name="T24">Переривання від таймера</text:span></text:p></draw:text-box></draw:frame><draw:line draw:style-name="gr22" draw:text-style-name="P29" svg:x1="10.821cm" svg:y1="2.2cm" svg:x2="10.821cm" svg:y2="3.2cm"><text:p/></draw:line><draw:frame draw:style-name="gr26" draw:text-style-name="P30" svg:width="2.378cm" svg:height="0.983cm" svg:x="4.423cm" svg:y="1.309cm"><draw:text-box><text:p text:style-name="P24"><text:span text:style-name="T24">Ядро</text:span></text:p></draw:text-box></draw:frame><draw:frame draw:style-name="gr27" draw:text-style-name="P30" svg:width="3.502cm" svg:height="0.983cm" svg:x="5.745cm" svg:y="10.689cm"><draw:text-box><text:p text:style-name="P24"><text:span text:style-name="T24">Процес</text:span><text:span text:style-name="T25">1</text:span></text:p></draw:text-box></draw:frame><draw:line draw:style-name="gr22" draw:text-style-name="P29" svg:x1="4.301cm" svg:y1="6.672cm" svg:x2="23.301cm" svg:y2="6.672cm"><text:p/></draw:line><draw:line draw:style-name="gr22" draw:text-style-name="P29" svg:x1="13.902cm" svg:y1="7.308cm" svg:x2="13.902cm" svg:y2="12.308cm"><text:p/></draw:line><draw:frame draw:style-name="gr28" draw:text-style-name="P30" svg:width="3.5cm" svg:height="0.983cm" svg:x="14.945cm" svg:y="10.689cm"><draw:text-box><text:p text:style-name="P24"><text:span text:style-name="T24">Процес</text:span><text:span text:style-name="T25">2</text:span></text:p></draw:text-box></draw:frame><draw:line draw:style-name="gr22" draw:text-style-name="P29" svg:x1="7.613cm" svg:y1="7.986cm" svg:x2="8.613cm" svg:y2="7.986cm"><text:p/></draw:line><draw:frame draw:style-name="gr29" draw:text-style-name="P30" svg:width="0.853cm" svg:height="0.983cm" svg:x="7.112cm" svg:y="6.989cm"><draw:text-box><text:p text:style-name="P24"><text:span text:style-name="T24">1</text:span></text:p></draw:text-box></draw:frame><draw:line draw:style-name="gr22" draw:text-style-name="P29" svg:x1="7.613cm" svg:y1="8.486cm" svg:x2="8.613cm" svg:y2="8.486cm"><text:p/></draw:line><draw:line draw:style-name="gr22" draw:text-style-name="P29" svg:x1="7.613cm" svg:y1="8.986cm" svg:x2="8.613cm" svg:y2="8.986cm"><text:p/></draw:line><draw:line draw:style-name="gr22" draw:text-style-name="P29" svg:x1="7.613cm" svg:y1="9.486cm" svg:x2="8.613cm" svg:y2="9.486cm"><text:p/></draw:line><draw:line draw:style-name="gr22" draw:text-style-name="P29" svg:x1="7.613cm" svg:y1="9.986cm" svg:x2="8.613cm" svg:y2="9.986cm"><text:p/></draw:line><draw:line draw:style-name="gr22" draw:text-style-name="P29" svg:x1="7.613cm" svg:y1="10.486cm" svg:x2="8.613cm" svg:y2="10.486cm"><text:p/></draw:line><draw:line draw:style-name="gr22" draw:text-style-name="P29" svg:x1="15.813cm" svg:y1="7.986cm" svg:x2="16.813cm" svg:y2="7.986cm"><text:p/></draw:line><draw:line draw:style-name="gr22" draw:text-style-name="P29" svg:x1="15.813cm" svg:y1="8.486cm" svg:x2="16.813cm" svg:y2="8.486cm"><text:p/></draw:line><draw:line draw:style-name="gr22" draw:text-style-name="P29" svg:x1="15.813cm" svg:y1="8.986cm" svg:x2="16.813cm" svg:y2="8.986cm"><text:p/></draw:line><draw:line draw:style-name="gr22" draw:text-style-name="P29" svg:x1="15.813cm" svg:y1="9.486cm" svg:x2="16.813cm" svg:y2="9.486cm"><text:p/></draw:line><draw:line draw:style-name="gr22" draw:text-style-name="P29" svg:x1="15.813cm" svg:y1="9.986cm" svg:x2="16.813cm" svg:y2="9.986cm"><text:p/></draw:line><draw:line draw:style-name="gr22" draw:text-style-name="P29" svg:x1="15.813cm" svg:y1="10.486cm" svg:x2="16.813cm" svg:y2="10.486cm"><text:p/></draw:line><draw:frame draw:style-name="gr30" draw:text-style-name="P30" svg:width="5.347cm" svg:height="1.714cm" svg:x="8.955cm" svg:y="8.998cm"><draw:text-box><text:p text:style-name="P24"><text:span text:style-name="T24">2 Переривання від таймера</text:span></text:p></draw:text-box></draw:frame><draw:frame draw:style-name="gr31" draw:text-style-name="P30" svg:width="5.105cm" svg:height="1.714cm" svg:x="7.302cm" svg:y="4.808cm"><draw:text-box><text:p text:style-name="P24"><text:span text:style-name="T24">4 Перемикання контексту</text:span></text:p></draw:text-box></draw:frame><draw:line draw:style-name="gr32" draw:text-style-name="P31" svg:x1="8.098cm" svg:y1="6.908cm" svg:x2="8.098cm" svg:y2="7.908cm"><text:p/></draw:line><draw:custom-shape draw:style-name="gr33" draw:text-style-name="P32" svg:width="0.502cm" svg:height="1.999cm" draw:transform="skewX (-0.000872664625997109) rotate (-1.17652644876938) translate (10.7120972222222cm 8.14740277777778cm)"><text:p/><draw:enhanced-geometry svg:viewBox="0 0 640 861" draw:text-areas="257 295 414 566" draw:type="non-primitive" draw:enhanced-path="M 640 233 L 221 293 506 12 367 0 29 406 431 347 145 645 99 520 0 861 326 765 209 711 640 233 640 233 Z N"/></draw:custom-shape><draw:frame draw:style-name="gr34" draw:text-style-name="P30" svg:width="2.458cm" svg:height="0.983cm" svg:x="20.602cm" svg:y="0.556cm"><draw:text-box><text:p text:style-name="P24"><text:span text:style-name="T24">RunQ</text:span></text:p></draw:text-box></draw:frame><draw:frame draw:style-name="gr35" draw:text-style-name="P30" svg:width="2.8cm" svg:height="0.983cm" svg:x="17.101cm" svg:y="0.556cm"><draw:text-box><text:p text:style-name="P24"><text:span text:style-name="T24">curproc</text:span></text:p></draw:text-box></draw:frame><draw:custom-shape draw:style-name="gr36" draw:text-style-name="P33" svg:width="0.701cm" svg:height="0.5cm" svg:x="21.41cm" svg:y="1.917cm"><text:p/><draw:enhanced-geometry svg:viewBox="0 0 21600 21600" draw:type="rectangle" draw:enhanced-path="M 0 0 L 21600 0 21600 21600 0 21600 0 0 Z N"/></draw:custom-shape><draw:custom-shape draw:style-name="gr37" draw:text-style-name="P33" svg:width="0.701cm" svg:height="0.502cm" svg:x="21.41cm" svg:y="2.895cm"><text:p/><draw:enhanced-geometry svg:viewBox="0 0 21600 21600" draw:type="rectangle" draw:enhanced-path="M 0 0 L 21600 0 21600 21600 0 21600 0 0 Z N"/></draw:custom-shape><draw:custom-shape draw:style-name="gr37" draw:text-style-name="P33" svg:width="0.701cm" svg:height="0.502cm" svg:x="21.41cm" svg:y="3.868cm"><text:p/><draw:enhanced-geometry svg:viewBox="0 0 21600 21600" draw:type="rectangle" draw:enhanced-path="M 0 0 L 21600 0 21600 21600 0 21600 0 0 Z N"/></draw:custom-shape><draw:custom-shape draw:style-name="gr37" draw:text-style-name="P33" svg:width="0.701cm" svg:height="0.502cm" svg:x="18.011cm" svg:y="1.894cm"><text:p/><draw:enhanced-geometry svg:viewBox="0 0 21600 21600" draw:type="rectangle" draw:enhanced-path="M 0 0 L 21600 0 21600 21600 0 21600 0 0 Z N"/></draw:custom-shape><draw:path draw:style-name="gr38" draw:text-style-name="P31" svg:width="1.645cm" svg:height="1.645cm" draw:transform="rotate (2.35619449019235) translate (20.0577222222222cm 3.32400000000018cm)" svg:viewBox="0 0 1646 1646" svg:d="M0 1646c1537-332 1646-1646 1646-1646"><text:p/></draw:path><draw:path draw:style-name="gr38" draw:text-style-name="P31" svg:width="3.377cm" svg:height="1.812cm" draw:transform="rotate (-1.10706234454) translate (19.9229912736341cm 1.9971904238793cm)" svg:viewBox="0 0 3378 1813" svg:d="M0 1813c2236 0 3378-1813 3378-1813"><text:p/></draw:path><draw:frame draw:style-name="gr39" draw:text-style-name="P30" svg:width="0.858cm" svg:height="0.983cm" svg:x="18.692cm" svg:y="4.408cm"><draw:text-box><text:p text:style-name="P24"><text:span text:style-name="T24">6</text:span></text:p></draw:text-box></draw:frame><draw:frame draw:style-name="gr39" draw:text-style-name="P30" svg:width="0.858cm" svg:height="0.983cm" svg:x="19.593cm" svg:y="1.808cm"><draw:text-box><text:p text:style-name="P24"><text:span text:style-name="T24">5</text:span></text:p></draw:text-box></draw:frame><draw:path draw:style-name="gr32" draw:text-style-name="P31" svg:width="2.513cm" svg:height="3.281cm" draw:transform="rotate (2.73632720127671) translate (7.29572222222209cm 8.78800000000009cm)" svg:viewBox="0 0 2514 3282" svg:d="M0 0c2889 393 2496 3282 2496 3282"><text:p/></draw:path><draw:path draw:style-name="gr32" draw:text-style-name="P31" svg:width="3.914cm" svg:height="2.669cm" draw:transform="skewX (-0.000523598775598319) rotate (-0.322013246992954) translate (12.680733786293cm 5.24786091842218cm)" svg:viewBox="0 0 3915 2670" svg:d="M0 126c2853-811 3915 2544 3915 2544"><text:p/></draw:path><draw:frame draw:style-name="gr39" draw:text-style-name="P30" svg:width="0.858cm" svg:height="0.983cm" svg:x="5.201cm" svg:y="7.788cm"><draw:text-box><text:p text:style-name="P24"><text:span text:style-name="T24">3</text:span></text:p></draw:text-box></draw:frame><draw:frame draw:style-name="gr39" draw:text-style-name="P30" svg:width="0.858cm" svg:height="0.983cm" svg:x="14.991cm" svg:y="5.389cm"><draw:text-box><text:p text:style-name="P24"><text:span text:style-name="T24">7</text:span></text:p></draw:text-box></draw:frame></draw:g></text:p>
          </table:table-cell>
        </table:table-row>
        <table:table-row>
          <table:table-cell table:style-name="Таблиця6.A1" office:value-type="string">
            <text:p text:style-name="Шаблон_3a__20_Звичайний_20_текст_20_без_20_відступу">Процесор почергово виконує кожний готовий до роботи процес. Користувачу здається, що ці процеси виконуються одночасно.</text:p>
          </table:table-cell>
        </table:table-row>
      </table:table>
      <text:p text:style-name="P7"/>
      <text:p text:style-name="P12">Для продовження виконання процесу може не вистачати деякого ресурсу. Процес може очікувати на наявність ресурсу у два способи.</text:p>
      <text:p text:style-name="Шаблон_3a__20_Звичайний_20_текст">Програма може очікувати на наявність ресурсу активно. <text:span text:style-name="Шаблон_3a__20_Термін">Активне очікування</text:span> – це очікування, в якому процесор постійно перевіряє в циклі наявність ресурсу. У такому очікуванні процесор навантажено і відповідний пристрій, в якому перевіряють наявність ресурсу, навантажено також (наприклад, процесор перевіряє якесь значення в пам’яті). Активне очікування значить, що програма інтенсивно використовує процесор, до моменту його звільнення самою програмою або до примусового перемикання контексту на іншій готовий до роботи процес.</text:p>
      <text:p text:style-name="Шаблон_3a__20_Звичайний_20_текст">Програма може очікувати на наявність ресурсу пасивно. <text:span text:style-name="Шаблон_3a__20_Термін">Пасивне очікування</text:span> – це очікування, в якому процесор не використовують для постійного опитування наявності ресурсу в циклі. Програма повідомляє систему, що вона потребує якийсь ресурс та звільняє процесор. Інша програма має зробити цей ресурс доступним та повідомити систему про наявність ресурсу для того, щоб система продовжила виконання програми, яка очікує наявності цього ресурсу.</text:p>
      <text:p text:style-name="P19"><text:soft-page-break/>Звільнення процесора під час пасивного очікування наявності ресурсу називають <text:span text:style-name="Шаблон_3a__20_Термін">добровільне перемикання контексту</text:span> (<text:span text:style-name="Шаблон_3a__20_Термін">voluntary context switching</text:span>), тобто добровільне перемикання з контексту поточного процесу, якому не вистачає необхідного ресурсу для продовження його виконання, на контекст іншого готового до роботи процесу. Перемикання контексту на іншій готовий до роботи процес можливо тільки в режимі ядра, тому наявність ресурсу в разі добровільного перемикання контексту перевір<text:span text:style-name="T19">яє</text:span> <text:span text:style-name="T19">ядро</text:span>. Процес, для якого було виконано добровільне перемикання контексту, називають <text:span text:style-name="Шаблон_3a__20_Термін">заблокований</text:span> (<text:span text:style-name="Шаблон_3a__20_Термін">blocked</text:span>) або <text:span text:style-name="Шаблон_3a__20_Термін">сплячий</text:span> (<text:span text:style-name="Шаблон_3a__20_Термін">asleep</text:span>). Цей процес отримає процесорний час тільки тоді, коли очікуваний ресурс буде наявним. Структури процесів заблокованих процесів містяться в <text:span text:style-name="Шаблон_3a__20_Назва">черзі сплячих процесів</text:span> або <text:span text:style-name="Шаблон_3a__20_Title">Sleep queue</text:span> (SleepQ).</text:p>
      <text:p text:style-name="Шаблон_3a__20_Звичайний_20_текст">Ядро під час блокування процесу реєструє причину його блокування, тобто на наявність якого ресурсу очікує процес.<text:span text:style-name="T1"> </text:span>Це потрібно для того, щоб у разі появи ресурсу ядро могло визначити чи є процеси (к<text:span text:style-name="T1">ілька процесів можуть очікувати на наявність одного й того ж ресурсу)</text:span>, які чекають на наявність цього ресурсу.</text:p>
      <text:p text:style-name="Шаблон_3a__20_Звичайний_20_текст">Добровільне перемикання контексту відбувається в разі пасивного очікування будь-якого ресурсу, не тільки ресурсу, який запитано в повільному системному <text:soft-page-break/>виклику. Тому навіть під час виконання швидкого системного виклику ядро може виконати добровільне перемикання контексту. Добровільне перемикання контексту також може відбутися під час опрацювання виняткової ситуації.</text:p>
      <text:p text:style-name="Шаблон_3a__20_Звичайний_20_текст">Код ядра, який відповідає за вибір готового до роботи процесу для перемикання контексту, називають <text:span text:style-name="Шаблон_3a__20_Термін">планувальник</text:span> (<text:span text:style-name="Шаблон_3a__20_Термін">scheduler</text:span>). Насправді це кілька функцій ядра.</text:p>
      <table:table table:name="Таблиця7" table:style-name="Таблиця7">
        <table:table-column table:style-name="Таблиця7.A"/>
        <table:table-row table:style-name="Таблиця7.1">
          <table:table-cell table:style-name="Таблиця7.A1" office:value-type="string">
            <text:p text:style-name="P2"><draw:g text:anchor-type="paragraph" draw:z-index="6" draw:name="Груповий об'єкт 1" draw:style-name="gr1"><draw:frame draw:style-name="gr2" draw:text-style-name="P25" svg:width="2.378cm" svg:height="0.983cm" svg:x="1.532cm" svg:y="0.873cm"><draw:text-box><text:p text:style-name="P24"><text:span text:style-name="T22">Ядро</text:span></text:p></draw:text-box></draw:frame><draw:frame draw:style-name="gr3" draw:text-style-name="P25" svg:width="3.5cm" svg:height="1.011cm" svg:x="3.355cm" svg:y="10.254cm"><draw:text-box><text:p text:style-name="P24"><text:span text:style-name="T22">Процес</text:span><text:span text:style-name="T23">1</text:span></text:p></draw:text-box></draw:frame><draw:line draw:style-name="gr4" draw:text-style-name="P26" svg:x1="1.41cm" svg:y1="6.237cm" svg:x2="20.41cm" svg:y2="6.237cm"><text:p/></draw:line><draw:line draw:style-name="gr4" draw:text-style-name="P26" svg:x1="9.411cm" svg:y1="6.373cm" svg:x2="9.411cm" svg:y2="11.373cm"><text:p/></draw:line><draw:frame draw:style-name="gr5" draw:text-style-name="P25" svg:width="3.502cm" svg:height="0.983cm" svg:x="10.054cm" svg:y="10.254cm"><draw:text-box><text:p text:style-name="P24"><text:span text:style-name="T22">Процес</text:span><text:span text:style-name="T23">2</text:span></text:p></draw:text-box></draw:frame><draw:line draw:style-name="gr4" draw:text-style-name="P26" svg:x1="4.69cm" svg:y1="7.551cm" svg:x2="5.69cm" svg:y2="7.551cm"><text:p/></draw:line><draw:line draw:style-name="gr4" draw:text-style-name="P26" svg:x1="4.69cm" svg:y1="8.052cm" svg:x2="5.69cm" svg:y2="8.052cm"><text:p/></draw:line><draw:line draw:style-name="gr4" draw:text-style-name="P26" svg:x1="4.69cm" svg:y1="8.553cm" svg:x2="5.69cm" svg:y2="8.553cm"><text:p/></draw:line><draw:line draw:style-name="gr4" draw:text-style-name="P26" svg:x1="4.69cm" svg:y1="9.051cm" svg:x2="5.69cm" svg:y2="9.051cm"><text:p/></draw:line><draw:line draw:style-name="gr4" draw:text-style-name="P26" svg:x1="4.69cm" svg:y1="9.553cm" svg:x2="5.69cm" svg:y2="9.553cm"><text:p/></draw:line><draw:line draw:style-name="gr4" draw:text-style-name="P26" svg:x1="4.69cm" svg:y1="10.051cm" svg:x2="5.69cm" svg:y2="10.051cm"><text:p/></draw:line><draw:custom-shape draw:style-name="gr6" draw:text-style-name="P27" svg:width="0.701cm" svg:height="2.001cm" svg:x="17.889cm" svg:y="1.364cm"><text:p/><draw:enhanced-geometry svg:viewBox="0 0 21600 21600" draw:type="rectangle" draw:enhanced-path="M 0 0 L 21600 0 21600 21600 0 21600 0 0 Z N"/></draw:custom-shape><draw:frame draw:style-name="gr7" draw:text-style-name="P25" svg:width="7.213cm" svg:height="3.904cm" svg:x="18.977cm" svg:y="1.281cm"><draw:text-box><text:p text:style-name="P24"><text:span text:style-name="T22">Буфер з даними, отриманими з мережевого з’єднання</text:span></text:p><text:p text:style-name="P24"><text:span text:style-name="T22">(його адреса – це канал очікування)</text:span></text:p></draw:text-box></draw:frame><draw:frame draw:style-name="gr8" draw:text-style-name="P25" svg:width="2.46cm" svg:height="0.983cm" svg:x="14.289cm" svg:y="0.002cm"><draw:text-box><text:p text:style-name="P24"><text:span text:style-name="T22">RunQ</text:span></text:p></draw:text-box></draw:frame><draw:custom-shape draw:style-name="gr9" draw:text-style-name="P27" svg:width="0.701cm" svg:height="0.502cm" svg:x="9.789cm" svg:y="1.364cm"><text:p/><draw:enhanced-geometry svg:viewBox="0 0 21600 21600" draw:type="rectangle" draw:enhanced-path="M 0 0 L 21600 0 21600 21600 0 21600 0 0 Z N"/></draw:custom-shape><draw:frame draw:style-name="gr10" draw:text-style-name="P25" svg:width="2.946cm" svg:height="0.983cm" svg:x="11.289cm" svg:y="0.002cm"><draw:text-box><text:p text:style-name="P24"><text:span text:style-name="T22">SleepQ</text:span></text:p></draw:text-box></draw:frame><draw:frame draw:style-name="gr11" draw:text-style-name="P25" svg:width="2.798cm" svg:height="0.983cm" svg:x="8.789cm" svg:y="0.002cm"><draw:text-box><text:p text:style-name="P24"><text:span text:style-name="T22">curproc</text:span></text:p></draw:text-box></draw:frame><draw:frame draw:style-name="gr12" draw:text-style-name="P25" svg:width="5.001cm" svg:height="2.444cm" svg:x="3.889cm" svg:y="2.263cm"><draw:text-box><text:p text:style-name="P24"><text:span text:style-name="T22">3 Перевірка наявності ресурсу</text:span></text:p></draw:text-box></draw:frame><draw:line draw:style-name="gr4" draw:text-style-name="P26" svg:x1="11.289cm" svg:y1="7.551cm" svg:x2="12.289cm" svg:y2="7.551cm"><text:p/></draw:line><draw:line draw:style-name="gr4" draw:text-style-name="P26" svg:x1="11.289cm" svg:y1="8.052cm" svg:x2="12.289cm" svg:y2="8.052cm"><text:p/></draw:line><draw:line draw:style-name="gr4" draw:text-style-name="P26" svg:x1="11.289cm" svg:y1="8.553cm" svg:x2="12.289cm" svg:y2="8.553cm"><text:p/></draw:line><draw:line draw:style-name="gr4" draw:text-style-name="P26" svg:x1="11.289cm" svg:y1="9.051cm" svg:x2="12.289cm" svg:y2="9.051cm"><text:p/></draw:line><draw:line draw:style-name="gr4" draw:text-style-name="P26" svg:x1="11.289cm" svg:y1="9.553cm" svg:x2="12.289cm" svg:y2="9.553cm"><text:p/></draw:line><draw:line draw:style-name="gr4" draw:text-style-name="P26" svg:x1="11.289cm" svg:y1="10.051cm" svg:x2="12.289cm" svg:y2="10.051cm"><text:p/></draw:line><draw:frame draw:style-name="gr13" draw:text-style-name="P25" svg:width="0.858cm" svg:height="0.983cm" svg:x="4.337cm" svg:y="6.588cm"><draw:text-box><text:p text:style-name="P24"><text:span text:style-name="T22">1</text:span></text:p></draw:text-box></draw:frame><draw:frame draw:style-name="gr13" draw:text-style-name="P25" svg:width="0.858cm" svg:height="0.983cm" svg:x="1.589cm" svg:y="4.763cm"><draw:text-box><text:p text:style-name="P24"><text:span text:style-name="T22">2</text:span></text:p></draw:text-box></draw:frame><draw:frame draw:style-name="gr13" draw:text-style-name="P25" svg:width="0.858cm" svg:height="0.983cm" svg:x="9.853cm" svg:y="3.65cm"><draw:text-box><text:p text:style-name="P24"><text:span text:style-name="T22">5</text:span></text:p></draw:text-box></draw:frame><draw:frame draw:style-name="gr13" draw:text-style-name="P25" svg:width="0.858cm" svg:height="0.983cm" svg:x="16.309cm" svg:y="3.502cm"><draw:text-box><text:p text:style-name="P24"><text:span text:style-name="T22">6</text:span></text:p></draw:text-box></draw:frame><draw:frame draw:style-name="gr13" draw:text-style-name="P25" svg:width="0.858cm" svg:height="0.983cm" svg:x="11.089cm" svg:y="1.433cm"><draw:text-box><text:p text:style-name="P24"><text:span text:style-name="T22">7</text:span></text:p></draw:text-box></draw:frame><draw:frame draw:style-name="gr13" draw:text-style-name="P25" svg:width="0.858cm" svg:height="0.983cm" svg:x="9.489cm" svg:y="4.863cm"><draw:text-box><text:p text:style-name="P24"><text:span text:style-name="T22">8</text:span></text:p></draw:text-box></draw:frame><draw:line draw:style-name="gr14" draw:text-style-name="P28" svg:x1="5.19cm" svg:y1="6.565cm" svg:x2="5.19cm" svg:y2="7.565cm"><text:p/></draw:line><draw:path draw:style-name="gr14" draw:text-style-name="P28" svg:width="4.95cm" svg:height="3.535cm" draw:transform="skewX (0.000349065850398891) rotate (2.35619449019235) translate (4.3897083333332cm 8.76376388888902cm)" svg:viewBox="0 0 4951 3536" svg:d="M0 0c4950 0 4951 3536 4951 3536"><text:p/></draw:path><draw:path draw:style-name="gr14" draw:text-style-name="P28" svg:width="6.663cm" svg:height="3.273cm" draw:transform="skewX (0.000523598775598301) rotate (-0.0923279174305008) translate (4.80807841718359cm 4.72609479358857cm)" svg:viewBox="0 0 6664 3274" svg:d="M0 58c6061-561 6657 3139 6664 3216"><text:p/></draw:path><draw:path draw:style-name="gr15" draw:text-style-name="P28" svg:width="2.116cm" svg:height="2.324cm" draw:transform="rotate (3.07492107616361) translate (12.1167083333333cm 4.5807638888892cm)" svg:viewBox="0 0 2117 2325" svg:d="M0 0c2008 684 1944 1691 2117 2325"><text:p/></draw:path><draw:path draw:style-name="gr15" draw:text-style-name="P28" svg:width="4.656cm" svg:height="3.121cm" svg:x="13.097cm" svg:y="1.511cm" svg:viewBox="0 0 4657 3122" svg:d="M0 3122c3500 0 4657-3122 4657-3122"><text:p/></draw:path><draw:path draw:style-name="gr14" draw:text-style-name="P28" svg:width="3.675cm" svg:height="1.562cm" draw:transform="skewX (0.00366519142918816) rotate (2.7401669256311) translate (14.1917525894129cm 3.035205632138cm)" svg:viewBox="0 0 3676 1563" svg:d="M0 1563c2716 1 3676-1563 3676-1563"><text:p/></draw:path><draw:custom-shape draw:style-name="gr9" draw:text-style-name="P27" svg:width="0.701cm" svg:height="0.502cm" svg:x="12.297cm" svg:y="1.373cm"><text:p/><draw:enhanced-geometry svg:viewBox="0 0 21600 21600" draw:type="rectangle" draw:enhanced-path="M 0 0 L 21600 0 21600 21600 0 21600 0 0 Z N"/></draw:custom-shape><draw:custom-shape draw:style-name="gr16" draw:text-style-name="P27" svg:width="0.701cm" svg:height="0.5cm" svg:x="12.297cm" svg:y="2.352cm"><text:p/><draw:enhanced-geometry svg:viewBox="0 0 21600 21600" draw:type="rectangle" draw:enhanced-path="M 0 0 L 21600 0 21600 21600 0 21600 0 0 Z N"/></draw:custom-shape><draw:custom-shape draw:style-name="gr16" draw:text-style-name="P27" svg:width="0.701cm" svg:height="0.5cm" svg:x="12.297cm" svg:y="3.325cm"><text:p/><draw:enhanced-geometry svg:viewBox="0 0 21600 21600" draw:type="rectangle" draw:enhanced-path="M 0 0 L 21600 0 21600 21600 0 21600 0 0 Z N"/></draw:custom-shape><draw:custom-shape draw:style-name="gr9" draw:text-style-name="P27" svg:width="0.701cm" svg:height="0.502cm" svg:x="12.297cm" svg:y="4.373cm"><text:p/><draw:enhanced-geometry svg:viewBox="0 0 21600 21600" draw:type="rectangle" draw:enhanced-path="M 0 0 L 21600 0 21600 21600 0 21600 0 0 Z N"/></draw:custom-shape><draw:custom-shape draw:style-name="gr9" draw:text-style-name="P27" svg:width="0.701cm" svg:height="0.502cm" svg:x="14.998cm" svg:y="1.373cm"><text:p/><draw:enhanced-geometry svg:viewBox="0 0 21600 21600" draw:type="rectangle" draw:enhanced-path="M 0 0 L 21600 0 21600 21600 0 21600 0 0 Z N"/></draw:custom-shape><draw:custom-shape draw:style-name="gr16" draw:text-style-name="P27" svg:width="0.701cm" svg:height="0.5cm" svg:x="14.998cm" svg:y="2.352cm"><text:p/><draw:enhanced-geometry svg:viewBox="0 0 21600 21600" draw:type="rectangle" draw:enhanced-path="M 0 0 L 21600 0 21600 21600 0 21600 0 0 Z N"/></draw:custom-shape><draw:custom-shape draw:style-name="gr16" draw:text-style-name="P27" svg:width="0.701cm" svg:height="0.5cm" svg:x="14.998cm" svg:y="3.325cm"><text:p/><draw:enhanced-geometry svg:viewBox="0 0 21600 21600" draw:type="rectangle" draw:enhanced-path="M 0 0 L 21600 0 21600 21600 0 21600 0 0 Z N"/></draw:custom-shape><draw:frame draw:style-name="gr17" draw:text-style-name="P25" svg:width="5.562cm" svg:height="0.983cm" svg:x="17.79cm" svg:y="0.201cm"><draw:text-box><text:p text:style-name="P24"><text:span text:style-name="T22">4 Даних нема</text:span></text:p></draw:text-box></draw:frame></draw:g></text:p>
          </table:table-cell>
        </table:table-row>
        <table:table-row>
          <table:table-cell table:style-name="Таблиця7.A1" office:value-type="string">
            <text:p text:style-name="Шаблон_3a__20_Звичайний_20_текст_20_без_20_відступу">Перший процес викликає системний виклик <text:span text:style-name="Шаблон_3a__20_Ідентифікатор">read()</text:span> для мережевого з’єднання. Даних у буфері з даними, отриманими з мережевого з’єднання, нема. Ядро виконує перемикання контексту на готовий до роботи другий процес.</text:p>
          </table:table-cell>
        </table:table-row>
      </table:table>
      <text:p text:style-name="P8"/>
      <table:table table:name="Таблиця8" table:style-name="Таблиця8">
        <table:table-column table:style-name="Таблиця8.A"/>
        <table:table-row table:style-name="Таблиця8.1">
          <table:table-cell table:style-name="Таблиця8.A1" office:value-type="string">
            <text:p text:style-name="P2"><draw:g text:anchor-type="paragraph" draw:z-index="5" draw:name="Груповий об'єкт 5" draw:style-name="gr1"><draw:frame draw:style-name="gr2" draw:text-style-name="P25" svg:width="2.378cm" svg:height="0.983cm" svg:x="1.532cm" svg:y="0.672cm"><draw:text-box><text:p text:style-name="P24"><text:span text:style-name="T22">Ядро</text:span></text:p></draw:text-box></draw:frame><draw:frame draw:style-name="gr18" draw:text-style-name="P25" svg:width="3.5cm" svg:height="0.983cm" svg:x="2.954cm" svg:y="10.054cm"><draw:text-box><text:p text:style-name="P24"><text:span text:style-name="T22">Процес</text:span><text:span text:style-name="T23">1</text:span></text:p></draw:text-box></draw:frame><draw:line draw:style-name="gr4" draw:text-style-name="P26" svg:x1="1.41cm" svg:y1="6.037cm" svg:x2="20.41cm" svg:y2="6.037cm"><text:p/></draw:line><draw:line draw:style-name="gr4" draw:text-style-name="P26" svg:x1="9.411cm" svg:y1="6.673cm" svg:x2="9.411cm" svg:y2="11.673cm"><text:p/></draw:line><draw:frame draw:style-name="gr5" draw:text-style-name="P25" svg:width="3.502cm" svg:height="0.983cm" svg:x="10.054cm" svg:y="10.054cm"><draw:text-box><text:p text:style-name="P24"><text:span text:style-name="T22">Процес</text:span><text:span text:style-name="T23">2</text:span></text:p></draw:text-box></draw:frame><draw:line draw:style-name="gr4" draw:text-style-name="P26" svg:x1="4.69cm" svg:y1="7.351cm" svg:x2="5.69cm" svg:y2="7.351cm"><text:p/></draw:line><draw:line draw:style-name="gr4" draw:text-style-name="P26" svg:x1="4.69cm" svg:y1="7.851cm" svg:x2="5.69cm" svg:y2="7.851cm"><text:p/></draw:line><draw:line draw:style-name="gr4" draw:text-style-name="P26" svg:x1="4.69cm" svg:y1="8.351cm" svg:x2="5.69cm" svg:y2="8.351cm"><text:p/></draw:line><draw:line draw:style-name="gr4" draw:text-style-name="P26" svg:x1="4.69cm" svg:y1="8.851cm" svg:x2="5.69cm" svg:y2="8.851cm"><text:p/></draw:line><draw:line draw:style-name="gr4" draw:text-style-name="P26" svg:x1="4.69cm" svg:y1="9.352cm" svg:x2="5.69cm" svg:y2="9.352cm"><text:p/></draw:line><draw:line draw:style-name="gr4" draw:text-style-name="P26" svg:x1="4.69cm" svg:y1="9.853cm" svg:x2="5.69cm" svg:y2="9.853cm"><text:p/></draw:line><draw:frame draw:style-name="gr17" draw:text-style-name="P25" svg:width="5.562cm" svg:height="0.983cm" svg:x="17.79cm" svg:y="0.201cm"><draw:text-box><text:p text:style-name="P24"><text:span text:style-name="T22">1 Дані отримані</text:span></text:p></draw:text-box></draw:frame><draw:line draw:style-name="gr4" draw:text-style-name="P26" svg:x1="11.289cm" svg:y1="7.351cm" svg:x2="12.289cm" svg:y2="7.351cm"><text:p/></draw:line><draw:line draw:style-name="gr4" draw:text-style-name="P26" svg:x1="11.289cm" svg:y1="7.851cm" svg:x2="12.289cm" svg:y2="7.851cm"><text:p/></draw:line><draw:line draw:style-name="gr4" draw:text-style-name="P26" svg:x1="11.289cm" svg:y1="8.351cm" svg:x2="12.289cm" svg:y2="8.351cm"><text:p/></draw:line><draw:line draw:style-name="gr4" draw:text-style-name="P26" svg:x1="11.289cm" svg:y1="8.851cm" svg:x2="12.289cm" svg:y2="8.851cm"><text:p/></draw:line><draw:line draw:style-name="gr4" draw:text-style-name="P26" svg:x1="11.289cm" svg:y1="9.352cm" svg:x2="12.289cm" svg:y2="9.352cm"><text:p/></draw:line><draw:line draw:style-name="gr4" draw:text-style-name="P26" svg:x1="11.289cm" svg:y1="9.853cm" svg:x2="12.289cm" svg:y2="9.853cm"><text:p/></draw:line><draw:frame draw:style-name="gr13" draw:text-style-name="P25" svg:width="0.858cm" svg:height="0.983cm" svg:x="6.489cm" svg:y="7.065cm"><draw:text-box><text:p text:style-name="P24"><text:span text:style-name="T22">7</text:span></text:p></draw:text-box></draw:frame><draw:frame draw:style-name="gr13" draw:text-style-name="P25" svg:width="0.858cm" svg:height="0.983cm" svg:x="5.889cm" svg:y="0.441cm"><draw:text-box><text:p text:style-name="P24"><text:span text:style-name="T22">5</text:span></text:p></draw:text-box></draw:frame><draw:frame draw:style-name="gr19" draw:text-style-name="P25" svg:width="6.827cm" svg:height="1.714cm" svg:x="3.73cm" svg:y="3.664cm"><draw:text-box><text:p text:style-name="P24"><text:span text:style-name="T22">6 Завершення системного виклику</text:span></text:p></draw:text-box></draw:frame><draw:path draw:style-name="gr14" draw:text-style-name="P28" svg:width="3.83cm" svg:height="2.307cm" draw:transform="rotate (2.13575940566546) translate (7.44063584816425cm 5.00025183246736cm)" svg:viewBox="0 0 3831 2308" svg:d="M0 2308c3551 1 3831-2308 3831-2308"><text:p/></draw:path><draw:path draw:style-name="gr14" draw:text-style-name="P28" svg:width="3.191cm" svg:height="1.767cm" draw:transform="rotate (-0.785398163397449) translate (4.88670833333336cm 5.2647638888889cm)" svg:viewBox="0 0 3192 1768" svg:d="M0 0c3536 0 3182 1768 3182 1768"><text:p/></draw:path><draw:custom-shape draw:style-name="gr6" draw:text-style-name="P27" svg:width="0.701cm" svg:height="2.001cm" svg:x="17.898cm" svg:y="1.373cm"><text:p/><draw:enhanced-geometry svg:viewBox="0 0 21600 21600" draw:type="rectangle" draw:enhanced-path="M 0 0 L 21600 0 21600 21600 0 21600 0 0 Z N"/></draw:custom-shape><draw:custom-shape draw:style-name="gr9" draw:text-style-name="P27" svg:width="0.701cm" svg:height="0.502cm" svg:x="9.798cm" svg:y="1.373cm"><text:p/><draw:enhanced-geometry svg:viewBox="0 0 21600 21600" draw:type="rectangle" draw:enhanced-path="M 0 0 L 21600 0 21600 21600 0 21600 0 0 Z N"/></draw:custom-shape><draw:custom-shape draw:style-name="gr9" draw:text-style-name="P27" svg:width="0.701cm" svg:height="0.502cm" svg:x="12.297cm" svg:y="1.373cm"><text:p/><draw:enhanced-geometry svg:viewBox="0 0 21600 21600" draw:type="rectangle" draw:enhanced-path="M 0 0 L 21600 0 21600 21600 0 21600 0 0 Z N"/></draw:custom-shape><draw:custom-shape draw:style-name="gr16" draw:text-style-name="P27" svg:width="0.701cm" svg:height="0.5cm" svg:x="12.297cm" svg:y="2.352cm"><text:p/><draw:enhanced-geometry svg:viewBox="0 0 21600 21600" draw:type="rectangle" draw:enhanced-path="M 0 0 L 21600 0 21600 21600 0 21600 0 0 Z N"/></draw:custom-shape><draw:custom-shape draw:style-name="gr16" draw:text-style-name="P27" svg:width="0.701cm" svg:height="0.5cm" svg:x="12.297cm" svg:y="3.325cm"><text:p/><draw:enhanced-geometry svg:viewBox="0 0 21600 21600" draw:type="rectangle" draw:enhanced-path="M 0 0 L 21600 0 21600 21600 0 21600 0 0 Z N"/></draw:custom-shape><draw:custom-shape draw:style-name="gr9" draw:text-style-name="P27" svg:width="0.701cm" svg:height="0.502cm" svg:x="12.297cm" svg:y="4.373cm"><text:p/><draw:enhanced-geometry svg:viewBox="0 0 21600 21600" draw:type="rectangle" draw:enhanced-path="M 0 0 L 21600 0 21600 21600 0 21600 0 0 Z N"/></draw:custom-shape><draw:frame draw:style-name="gr13" draw:text-style-name="P25" svg:width="0.858cm" svg:height="0.983cm" svg:x="16.319cm" svg:y="3.51cm"><draw:text-box><text:p text:style-name="P24"><text:span text:style-name="T22">2</text:span></text:p></draw:text-box></draw:frame><draw:path draw:style-name="gr15" draw:text-style-name="P28" svg:width="4.612cm" svg:height="3.244cm" svg:x="13.148cm" svg:y="1.522cm" svg:viewBox="0 0 4613 3245" svg:d="M0 3245c3500 0 4613-3245 4613-3245"><text:p/></draw:path><draw:line draw:style-name="gr4" draw:text-style-name="P26" svg:x1="17.89cm" svg:y1="2.99cm" svg:x2="18.59cm" svg:y2="2.99cm"><text:p/></draw:line><draw:line draw:style-name="gr4" draw:text-style-name="P26" svg:x1="17.89cm" svg:y1="3.19cm" svg:x2="18.59cm" svg:y2="3.19cm"><text:p/></draw:line><draw:line draw:style-name="gr4" draw:text-style-name="P26" svg:x1="17.89cm" svg:y1="2.792cm" svg:x2="18.59cm" svg:y2="2.792cm"><text:p/></draw:line><draw:line draw:style-name="gr4" draw:text-style-name="P26" svg:x1="17.89cm" svg:y1="2.591cm" svg:x2="18.59cm" svg:y2="2.591cm"><text:p/></draw:line><draw:line draw:style-name="gr4" draw:text-style-name="P26" svg:x1="17.89cm" svg:y1="2.39cm" svg:x2="18.59cm" svg:y2="2.39cm"><text:p/></draw:line><draw:line draw:style-name="gr4" draw:text-style-name="P26" svg:x1="17.89cm" svg:y1="2.19cm" svg:x2="18.59cm" svg:y2="2.19cm"><text:p/></draw:line><draw:frame draw:style-name="gr7" draw:text-style-name="P25" svg:width="7.213cm" svg:height="3.904cm" svg:x="18.977cm" svg:y="1.281cm"><draw:text-box><text:p text:style-name="P24"><text:span text:style-name="T22">Буфер з даними, отриманими з мережевого з’єднання</text:span></text:p><text:p text:style-name="P24"><text:span text:style-name="T22">(його адреса – це канал очікування)</text:span></text:p></draw:text-box></draw:frame><draw:frame draw:style-name="gr13" draw:text-style-name="P25" svg:width="0.858cm" svg:height="0.983cm" svg:x="13.719cm" svg:y="2.81cm"><draw:text-box><text:p text:style-name="P24"><text:span text:style-name="T22">3</text:span></text:p></draw:text-box></draw:frame><draw:path draw:style-name="gr14" draw:text-style-name="P28" svg:width="3.68cm" svg:height="1.564cm" draw:transform="rotate (2.7396433268555) translate (14.2045177970132cm 3.00489752778708cm)" svg:viewBox="0 0 3681 1565" svg:d="M0 1565c2716-1 3681-1565 3681-1565"><text:p/></draw:path><draw:frame draw:style-name="gr8" draw:text-style-name="P25" svg:width="2.46cm" svg:height="0.983cm" svg:x="14.289cm" svg:y="0.002cm"><draw:text-box><text:p text:style-name="P24"><text:span text:style-name="T22">RunQ</text:span></text:p></draw:text-box></draw:frame><draw:frame draw:style-name="gr10" draw:text-style-name="P25" svg:width="2.946cm" svg:height="0.983cm" svg:x="11.289cm" svg:y="0.002cm"><draw:text-box><text:p text:style-name="P24"><text:span text:style-name="T22">SleepQ</text:span></text:p></draw:text-box></draw:frame><draw:frame draw:style-name="gr11" draw:text-style-name="P25" svg:width="2.798cm" svg:height="0.983cm" svg:x="8.789cm" svg:y="0.002cm"><draw:text-box><text:p text:style-name="P24"><text:span text:style-name="T22">curproc</text:span></text:p></draw:text-box></draw:frame><draw:frame draw:style-name="gr13" draw:text-style-name="P25" svg:width="0.858cm" svg:height="0.983cm" svg:x="11.091cm" svg:y="1.433cm"><draw:text-box><text:p text:style-name="P24"><text:span text:style-name="T22">4</text:span></text:p></draw:text-box></draw:frame><draw:custom-shape draw:style-name="gr9" draw:text-style-name="P27" svg:width="0.701cm" svg:height="0.502cm" svg:x="14.998cm" svg:y="1.373cm"><text:p/><draw:enhanced-geometry svg:viewBox="0 0 21600 21600" draw:type="rectangle" draw:enhanced-path="M 0 0 L 21600 0 21600 21600 0 21600 0 0 Z N"/></draw:custom-shape><draw:custom-shape draw:style-name="gr16" draw:text-style-name="P27" svg:width="0.701cm" svg:height="0.5cm" svg:x="14.998cm" svg:y="2.352cm"><text:p/><draw:enhanced-geometry svg:viewBox="0 0 21600 21600" draw:type="rectangle" draw:enhanced-path="M 0 0 L 21600 0 21600 21600 0 21600 0 0 Z N"/></draw:custom-shape><draw:custom-shape draw:style-name="gr16" draw:text-style-name="P27" svg:width="0.701cm" svg:height="0.5cm" svg:x="14.998cm" svg:y="3.325cm"><text:p/><draw:enhanced-geometry svg:viewBox="0 0 21600 21600" draw:type="rectangle" draw:enhanced-path="M 0 0 L 21600 0 21600 21600 0 21600 0 0 Z N"/></draw:custom-shape><draw:path draw:style-name="gr20" draw:text-style-name="P28" svg:width="3.032cm" svg:height="0.298cm" draw:transform="skewX (0.000698131700797728) rotate (1.09030718372086) translate (13.0692170662223cm 4.40525982379516cm)" svg:viewBox="0 0 3033 299" svg:d="M0 90c1641-288 3033 209 3033 209"><text:p/></draw:path></draw:g></text:p>
          </table:table-cell>
        </table:table-row>
        <table:table-row>
          <table:table-cell table:style-name="Таблиця8.A1" office:value-type="string">
            <text:p text:style-name="Шаблон_3a__20_Звичайний_20_текст_20_без_20_відступу">У разі отримання ресурсу, ядро пробуджує заблокований процес (переміщує його структуру процесу з SleepQ до RunQ), коли відбудеться перемикання контексту на цей процес (позначено числом 5), він продовжить виконувати системний виклик <text:span text:style-name="Шаблон_3a__20_Ідентифікатор">read()</text:span>.</text:p>
          </table:table-cell>
        </table:table-row>
      </table:table>
      <text:p text:style-name="P8"/>
      <text:p text:style-name="P11">Кодування даних</text:p>
      <text:p text:style-name="Шаблон_3a__20_Звичайний_20_текст">Мережеве програмування майже завжди пов’язано з мережевою комунікацією. Якщо мережева комунікація відбувається між програмами, які виконуються на комп’ютерах із різною архітектурою, виникає необхідність кодування даних, які відправляють через мережеве з’єднання. Це кодування даних має дати змогу програмі, яка виконується в довільному середовищі виконання, однозначно інтерпретувати отримані дані, інакше сенсу в такій мережевій комунікації взагалі нема. Кодування даних не повинно залежати від мови програмування, оскільки програми, які використовують мережеву комунікацію, можуть бути написані різними мовами програмування. Кодування даних потрібно не тільки для мережевої комунікації, воно також потрібно для представлення вмісту звичайного файлу, з яким може працювати програма, яка виконується на комп’ютері з довільною архітектурою.</text:p>
      <text:p text:style-name="P13">Є два принципово різних способи кодування даних. Перший спосіб полягає в кодуванні даних у текстове представлення. Це текстове представлення може складатися із символів ASCII та/або символів Unicode. Таке кодування завжди однозначне та може бути декодовано програмою, яка виконується <text:span text:style-name="T6">на</text:span> <text:soft-page-break/>комп’ютері <text:span text:style-name="T6">з довільною архітектурою</text:span>. Протокол рівня застосунку може використовувати власні або стандартизовані текстові представлення даних. Другий спосіб полягає в кодуванні даних у бінарне представлення. Бінарне представлення має займати менший розмір, ніж текстове представлення тих самих даних. Парсинг бінарного представлення має бути швидшим, ніж парсинг текстового представлення тих самих даних.</text:p>
      <text:p text:style-name="Шаблон_3a__20_Звичайний_20_текст">Інформація в мережевих протоколах складається з октетів. <text:span text:style-name="Шаблон_3a__20_Термін">Октет</text:span> (<text:span text:style-name="Шаблон_3a__20_Term">octet</text:span>) – це 8-ми бітове беззнакове цілочисельне значення, відповідно можна кодувати 256 різних значень в одному октеті. Програми працюють із даними, які складаються з байтів. <text:span text:style-name="Шаблон_3a__20_Термін">Байт</text:span> у програмі – це найменша комірка пам’яті, яку може адресувати програма. <text:span text:style-name="Шаблон_3a__20_Термін">Байт</text:span> і <text:span text:style-name="Шаблон_3a__20_Термін">октет</text:span> не є тотожними термінами, оскільки байт не обов’язково складається з 8 бітів. Тому треба визначити яким може бути байт, оскільки будь-які дані (у тому числі дані, отримані через мережеве з’єднання), з яким працює програма, складаються з байтів.</text:p>
      <text:p text:style-name="Шаблон_3a__20_Звичайний_20_текст">Стандарти мови програмування C мають макрос <text:span text:style-name="Шаблон_3a__20_Ідентифікатор">CHAR_BIT</text:span>, визначений у <text:span text:style-name="Шаблон_3a__20_Ідентифікатор">&lt;limits.h&gt;</text:span>, стандарти мови програмування C++ мають макрос <text:span text:style-name="Шаблон_3a__20_Ідентифікатор">CHAR_BIT</text:span>, визначений у <text:span text:style-name="Шаблон_3a__20_Ідентифікатор">&lt;climits&gt;</text:span> (файл, який визначає такі самі макроси як у <text:span text:style-name="Шаблон_3a__20_Ідентифікатор">&lt;limits.h&gt;</text:span> у C). Значення <text:span text:style-name="Шаблон_3a__20_Ідентифікатор">CHAR_BIT</text:span> <text:soft-page-break/>дорівнює кількості бітів в одному байті, це значення повинно бути принаймні 8. POSIX визначає, що байт складається з 8-ми біт, а значення <text:span text:style-name="Шаблон_3a__20_Ідентифікатор">CHAR_BIT</text:span> дорівнює 8. Якщо ОС є POSIX-сумісною, то байт у ній складається з 8-ми біт. Розмір типу <text:span text:style-name="Шаблон_3a__20_Ідентифікатор">char</text:span> у C та C++ дорівнює 1 байту за визначенням. Оскільки тип <text:span text:style-name="Шаблон_3a__20_Ідентифікатор">char</text:span> може бути знаковим або беззнаковим, треба використовувати типи <text:span text:style-name="Шаблон_3a__20_Ідентифікатор">signed char</text:span> та <text:span text:style-name="Шаблон_3a__20_Ідентифікатор">unsigned char</text:span> за необхідності. Ширина цих типів 8 біт, тобто в представленнях значень цих типів нема padding bits (біти, які програма не використовує та не інтерпретує), є тільки value bits (біти зі значеннями) та sign bit (знаковий біт) для знакового типу.</text:p>
      <text:p text:style-name="Шаблон_3a__20_Звичайний_20_текст"><text:span text:style-name="Шаблон_3a__20_Термін">Порядок байтів</text:span> (<text:span text:style-name="Шаблон_3a__20_Term">byte order</text:span>, <text:span text:style-name="Шаблон_3a__20_Term">endianness</text:span>) – це метод запису байтів (правило розташування байтів у послідовності байтів), які містять відповідні біти, у представленні багатобайтового <text:span text:style-name="T7">значення</text:span> в пам’яті або в комунікації даних. <text:span text:style-name="Шаблон_3a__20_Термін">Мережевий порядок байтів</text:span> (<text:span text:style-name="Шаблон_3a__20_Термін">network byte order</text:span>) визначен<text:span text:style-name="T7">о</text:span> так: <text:span text:style-name="T7">багатобайтове цілочисельне значення</text:span> складається з октетів, перший октет <text:span text:style-name="T7">значення</text:span> (октет із найменшою адресою в пам’яті) містить значення старших бітів, наступні октети містять значення наступних бітів підряд. Мережевий порядок байтів називають <text:span text:style-name="Шаблон_3a__20_Title">big-endian</text:span>, зворотний порядок байтів називають <text:span text:style-name="Шаблон_3a__20_Title">little-endian</text:span>. <text:span text:style-name="Шаблон_3a__20_Термін">Порядок байтів у </text:span><text:soft-page-break/><text:span text:style-name="Шаблон_3a__20_Термін">системі</text:span> (<text:span text:style-name="Шаблон_3a__20_Term">host byte order</text:span>, переклад українською неточний), може бути різний, він може бути big-endian, little-endian, або якимось іншим, який називають <text:span text:style-name="Шаблон_3a__20_Title">middle-endian</text:span> або <text:span text:style-name="Шаблон_3a__20_Title">mixed-endian</text:span> (це загальна назва для будь-якого іншого порядку байтів, тобто бітів, які містяться в цих байтах). Є системи, які дають змогу вибрати один з наперед визначених порядків байтів (зазвичай big-endian <text:span text:style-name="T7">або</text:span> little-endian), <text:span text:style-name="T7">їх</text:span> називають <text:span text:style-name="Шаблон_3a__20_Title">bi-endian</text:span>. Слово «мережевий» у терміні <text:span text:style-name="Шаблон_3a__20_Термін">мережевий порядок байтів</text:span> не значить, що в мережевому протоколі обов’язково треба використовувати цей порядок байтів.</text:p>
      <text:p text:style-name="Шаблон_3a__20_Звичайний_20_текст">POSIX визначає, що біти можуть бути розподілені між байтами <text:span text:style-name="T8">цілочисельного </text:span>багатобайтового значення у довільному порядку (можуть бути розподілені не в очевидному порядку). Октет у пам’яті або в комунікації даних має деякий визначений порядок бітів. Програма не може адресувати біт, тому порядок бітів у байті для програми не важливий. Якщо десь потрібно конвертувати порядок бітів в октеті, то ц<text:span text:style-name="T8">е</text:span> конверт<text:span text:style-name="T8">ування</text:span> виконується прозоро для програми. Відповідно порядок байтів визначає розподілення бітів між байтами багатобайтового <text:span text:style-name="T8">цілочисельного значення</text:span>.</text:p>
      <text:p text:style-name="Шаблон_3a__20_Звичайний_20_текст"><text:soft-page-break/>Стандарти мов програмування C та C++ визначають обов’язкові мінімальні діапазони значень типів <text:span text:style-name="Шаблон_3a__20_Ідентифікатор">unsigned short</text:span>, <text:span text:style-name="Шаблон_3a__20_Ідентифікатор">unsigned int</text:span>, <text:span text:style-name="Шаблон_3a__20_Ідентифікатор">unsigned long</text:span> та <text:span text:style-name="Шаблон_3a__20_Ідентифікатор">unsigned long long</text:span>, які має підтримувати компілятор, але дозволяють реалізовувати ширші діапазони значень для цих типів. Тому розміри цих беззнакових цілочисельних типів може бути різними. У представленні значень цих типів можуть бути padding bits. Через це та через можливе використання різних порядків байтів у значеннях цих типів, представлення значень цих типів використовувати безпосередньо в мережевій комунікації в загальному випадку неможливо (передане представлення значення неможливо декодувати, якщо невідомий формат цього представлення).</text:p>
      <text:p text:style-name="Шаблон_3a__20_Звичайний_20_текст">Значення типів <text:span text:style-name="Шаблон_3a__20_Ідентифікатор">unsigned short</text:span>, <text:span text:style-name="Шаблон_3a__20_Ідентифікатор">unsigned int</text:span>, <text:span text:style-name="Шаблон_3a__20_Ідентифікатор">unsigned long</text:span> та <text:span text:style-name="Шаблон_3a__20_Ідентифікатор">unsigned long long</text:span> у C та C++ можна кодувати та декодувати байт за байтом у визначеному порядку, використовуючи дані типу <text:span text:style-name="Шаблон_3a__20_Ідентифікатор">unsigned char</text:span> для кожного байта значення, вказуючи кількість байт у значенні. Якщо програма, яка декодуватиме ці дані, не має можливості зберігати декодоване значення в об’єкті наявного беззнакового цілочисельного типу, то в цій програмі треба реалізувати підтримування великих беззнакових цілочисельних типів (великих для неї). Кодування повинно <text:soft-page-break/>бути реалізовано за допомогою оператора побітового зсуву праворуч або відповідного для отримання значень складових байтів оригінального <text:span text:style-name="T9">значення</text:span>. Декодування повинно бути реалізовано за допомогою оператора побітового зсуву ліворуч або відповідного для отримання оригінального <text:span text:style-name="T10">значення</text:span> зі значень складових байтів. Використання операторів побітового зсуву або відповідних дає змогу працювати зі значеннями складових байтів значення, а не зі значеннями складових байтів представлення <text:span text:style-name="T10">значення</text:span>. Якщо програма працює з байтами <text:span text:style-name="T10">цілочисельного </text:span>багатобайтового <text:span text:style-name="T10">значення</text:span> за допомогою покажчиків на <text:span text:style-name="Шаблон_3a__20_Ідентифікатор">unsigned char</text:span>, то це є помилкою, оскільки програма буде працювати зі значеннями байтів представлення <text:span text:style-name="T10">значення</text:span>, а формат цього представлення програма не знає в загальному випадку.</text:p>
      <text:p text:style-name="Шаблон_3a__20_Звичайний_20_текст">Стандарти мов програмування C та C++ визначають опціональні типи <text:span text:style-name="Шаблон_3a__20_Ідентифікатор">uint</text:span><text:span text:style-name="Шаблон_3a__20_Ідентифікатор_20_опція">N</text:span><text:span text:style-name="Шаблон_3a__20_Ідентифікатор">_t</text:span> (<text:span text:style-name="Шаблон_3a__20_Ідентифікатор_20_опція">N</text:span> може бути <text:span text:style-name="Шаблон_3a__20_Ідентифікатор">8</text:span>, <text:span text:style-name="Шаблон_3a__20_Ідентифікатор">16</text:span>, <text:span text:style-name="Шаблон_3a__20_Ідентифікатор">32</text:span>, <text:span text:style-name="Шаблон_3a__20_Ідентифікатор">64</text:span>). Ширина цих типів <text:span text:style-name="Шаблон_3a__20_Ідентифікатор_20_опція">N</text:span> бітів, тобто в представленнях значень цих типів нема padding bits. Тип <text:span text:style-name="Шаблон_3a__20_Ідентифікатор">uint8_t</text:span> має такі самі характеристики як тип <text:span text:style-name="Шаблон_3a__20_Ідентифікатор">unsigned char</text:span>. Значення цих типів використовувати в мережевих протоколах можна безпосередньо, якщо вказати порядок байтів багатобайтових значень.</text:p>
      <text:p text:style-name="Шаблон_3a__20_Звичайний_20_текст"><text:soft-page-break/>Залежно від версій стандартів мов програмування C та C++ у представленні від’ємного значення цілочисельного типу може <text:span text:style-name="T11">бути </text:span>використ<text:span text:style-name="T11">аний</text:span> (якщо не вказано інше) <text:span text:style-name="Шаблон_3a__20_Термін">прямий код</text:span> (<text:span text:style-name="Шаблон_3a__20_Term">signed magnitude</text:span>), <text:span text:style-name="Шаблон_3a__20_Термін">обернений код</text:span> (<text:span text:style-name="Шаблон_3a__20_Term">ones’ complement</text:span>), <text:span text:style-name="Шаблон_3a__20_Термін">доповняльний код</text:span> (<text:span text:style-name="Шаблон_3a__20_Term">two’s complement</text:span>). Найбільш розповсюджений спосіб представлення від’ємних ціл<text:span text:style-name="T11">очисельних значень</text:span> у сучасних системах є доповняльний код. <text:span text:style-name="T11">Через це програми, які некоректно працюють з </text:span><text:span text:style-name="T15">бітам значень знакових </text:span><text:span text:style-name="T11">цілочисельни</text:span><text:span text:style-name="T15">х</text:span><text:span text:style-name="T11"> </text:span><text:span text:style-name="T15">типів</text:span><text:span text:style-name="T11"> складно налагоджувати.</text:span></text:p>
      <text:p text:style-name="Шаблон_3a__20_Звичайний_20_текст">Стандарти мов програмування C та C++ визначають характеристики типів <text:span text:style-name="Шаблон_3a__20_Ідентифікатор">short</text:span>, <text:span text:style-name="Шаблон_3a__20_Ідентифікатор">int</text:span>, <text:span text:style-name="Шаблон_3a__20_Ідентифікатор">long</text:span> та <text:span text:style-name="Шаблон_3a__20_Ідентифікатор">long long</text:span>. <text:span text:style-name="T15">Ідея цих </text:span>характеристик так<text:span text:style-name="T15">а</text:span> сам<text:span text:style-name="T15">а</text:span> як для відповідних беззнакових типів, але ще <text:span text:style-name="T15">визначені</text:span> <text:span text:style-name="T12">спос</text:span><text:span text:style-name="T15">о</text:span><text:span text:style-name="T12">б</text:span><text:span text:style-name="T15">и</text:span><text:span text:style-name="T12"> </text:span>представлення від’ємних значень.</text:p>
      <text:p text:style-name="Шаблон_3a__20_Звичайний_20_текст">Стандарти мов програмування C та C++ визначають опціональні типи <text:span text:style-name="Шаблон_3a__20_Ідентифікатор">int</text:span><text:span text:style-name="Шаблон_3a__20_Ідентифікатор_20_опція">N</text:span><text:span text:style-name="Шаблон_3a__20_Ідентифікатор">_t</text:span> (<text:span text:style-name="Шаблон_3a__20_Ідентифікатор_20_опція">N</text:span> може бути <text:span text:style-name="Шаблон_3a__20_Ідентифікатор">8</text:span>, <text:span text:style-name="Шаблон_3a__20_Ідентифікатор">16</text:span>, <text:span text:style-name="Шаблон_3a__20_Ідентифікатор">32</text:span>, <text:span text:style-name="Шаблон_3a__20_Ідентифікатор">64</text:span>). Ширина цих типів <text:span text:style-name="Шаблон_3a__20_Ідентифікатор_20_опція">N</text:span> бітів, тобто в представленнях значень цих типів нема padding bits. <text:span text:style-name="T12">В</text:span>ід’ємн<text:span text:style-name="T12">і</text:span> значення <text:span text:style-name="T12">представлені</text:span> доповняльни<text:span text:style-name="T12">м</text:span> код<text:span text:style-name="T12">ом</text:span>. POSIX-сумісна система повинна підтримувати типи <text:span text:style-name="Шаблон_3a__20_Ідентифікатор">int</text:span><text:span text:style-name="Шаблон_3a__20_Ідентифікатор_20_опція">N</text:span><text:span text:style-name="Шаблон_3a__20_Ідентифікатор">_t</text:span> та <text:span text:style-name="Шаблон_3a__20_Ідентифікатор">uint</text:span><text:span text:style-name="Шаблон_3a__20_Ідентифікатор_20_опція">N</text:span><text:span text:style-name="Шаблон_3a__20_Ідентифікатор">_t</text:span> для всіх <text:span text:style-name="Шаблон_3a__20_Ідентифікатор_20_опція">N</text:span> з множини <text:span text:style-name="Шаблон_3a__20_Ідентифікатор">8</text:span>, <text:span text:style-name="Шаблон_3a__20_Ідентифікатор">16</text:span>, <text:span text:style-name="Шаблон_3a__20_Ідентифікатор">32</text:span>.</text:p>
      <text:p text:style-name="Шаблон_3a__20_Звичайний_20_текст"><text:soft-page-break/>Стандарти мов програмування C та C++ визначають обов’язковий мінімальний діапазон значень для типів <text:span text:style-name="Шаблон_3a__20_Ідентифікатор">signed char</text:span> та <text:span text:style-name="Шаблон_3a__20_Ідентифікатор">unsigned char</text:span>, але через вимогу POSIX до значення макросу <text:span text:style-name="Шаблон_3a__20_Ідентифікатор">CHAR_BIT</text:span> ширина цих типів заздалегідь відома.</text:p>
      <text:p text:style-name="Шаблон_3a__20_Звичайний_20_текст">Функції <text:span text:style-name="Шаблон_3a__20_Ідентифікатор">htonl()</text:span> та <text:span text:style-name="Шаблон_3a__20_Ідентифікатор">htons()</text:span> конвертують представлення беззнакового <text:span text:style-name="T12">цілочисельного </text:span>значення з порядку байтів у системі в мережевий порядок байтів. Функції <text:span text:style-name="Шаблон_3a__20_Ідентифікатор">ntohl()</text:span> та <text:span text:style-name="Шаблон_3a__20_Ідентифікатор">ntohs()</text:span> конвертують представлення беззнакового <text:span text:style-name="T12">цілочисел</text:span><text:span text:style-name="T13">ь</text:span><text:span text:style-name="T12">ного</text:span> значення з мережевого порядку байтів у порядок байтів у системі.</text:p>
      <text:p text:style-name="P9"><text:span text:style-name="T3">#include</text:span><text:span text:style-name="T4"> </text:span><text:span text:style-name="T20">&lt;arpa/inet.h&gt;</text:span></text:p>
      <text:p text:style-name="P20"/>
      <text:p text:style-name="P9"><text:span text:style-name="T5">uint32_t</text:span><text:span text:style-name="T4"> </text:span><text:span text:style-name="T2">htonl(</text:span><text:span text:style-name="T5">uint32_t</text:span><text:span text:style-name="T4"> </text:span><text:span text:style-name="T2">host32);</text:span></text:p>
      <text:p text:style-name="P9"><text:span text:style-name="T5">uint16_t</text:span><text:span text:style-name="T4"> </text:span><text:span text:style-name="T2">htons(</text:span><text:span text:style-name="T5">uint16_t</text:span><text:span text:style-name="T4"> </text:span><text:span text:style-name="T2">host16);</text:span></text:p>
      <text:p text:style-name="P9"><text:span text:style-name="T5">uint32_t</text:span><text:span text:style-name="T4"> </text:span><text:span text:style-name="T2">ntohl(</text:span><text:span text:style-name="T5">uint32_t</text:span><text:span text:style-name="T4"> </text:span><text:span text:style-name="T2">net32);</text:span></text:p>
      <text:p text:style-name="P10"><text:span text:style-name="T5">uint16_t</text:span><text:span text:style-name="T4"> </text:span><text:span text:style-name="T2">ntohs(</text:span><text:span text:style-name="T5">uint16_t</text:span><text:span text:style-name="T4"> </text:span><text:span text:style-name="T2">net16);</text:span></text:p>
      <text:p text:style-name="Шаблон_3a__20_Звичайний_20_текст">Літера <text:span text:style-name="Шаблон_3a__20_Ідентифікатор">h</text:span> позначає «host», літера <text:span text:style-name="Шаблон_3a__20_Ідентифікатор">n</text:span> позначає «network», літера <text:span text:style-name="Шаблон_3a__20_Ідентифікатор">s</text:span> позначає «short», літера <text:span text:style-name="Шаблон_3a__20_Ідентифікатор">l</text:span> позначає «long» у назвах цих функцій. Літери <text:span text:style-name="Шаблон_3a__20_Ідентифікатор">s</text:span> та <text:span text:style-name="Шаблон_3a__20_Ідентифікатор">l</text:span> у назвах цих функцій є історичними та мають відношення до розмірів відповідних типів даних у деякій системі.</text:p>
      <text:p text:style-name="Шаблон_3a__20_Звичайний_20_текст"><text:soft-page-break/>Представлення значення типу <text:span text:style-name="Шаблон_3a__20_Ідентифікатор">uint8_t</text:span> не потребує конверт<text:span text:style-name="T14">ації</text:span>, воно має однакове представлення в мережевому порядку байтів та в порядку байтів у системі.</text:p>
      <text:p text:style-name="Шаблон_3a__20_Звичайний_20_текст">Ще є такий варіант кодування представлень беззнакових багатобайтових цілих <text:span text:style-name="T13">значень</text:span>. Якщо дві програми мають однаковий спосіб представлення цих значень, то кодування цих <text:span text:style-name="T13">значень</text:span> не потрібне, інакше ці <text:span text:style-name="T13">значення</text:span> кодують. Тому програми повідомляють одна одній про свої способи представлення значень. Якщо треба кодувати та декодувати велику кількість значень, то така оптимізація може підвищити продуктивність програм.</text:p>
      <text:p text:style-name="P14">Найпростіший спосіб <text:span text:style-name="T13">представлення</text:span> знакового цілочисельного <text:span text:style-name="T13">значення</text:span> – це прямий код (абсолютне значення числа зі знаковим бітом у старшому біті).</text:p>
      <text:p text:style-name="Шаблон_3a__20_Звичайний_20_текст">Відправлення вмісту структури C або POD структури в C++ (закодованого належним чином) має сенс тільки тоді, коли ця структура упакована, інакше в структурі можуть бути padding bytes (байти, які програма не використовує та не інтерпретує).</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Жирный" style:font-family-generic="swiss" style:font-pitch="variable"/>
    <style:font-face style:name="Liberation Sans4" svg:font-family="'Liberation Sans'" style:font-adornments="Звичайний" style:font-family-generic="swiss" style:font-pitch="variable"/>
    <style:font-face style:name="Liberation Sans5" svg:font-family="'Liberation Sans'" style:font-adornments="Курсив" style:font-family-generic="swiss" style:font-pitch="variable"/>
    <style:font-face style:name="Liberation Sans6" svg:font-family="'Liberation Sans'" style:font-adornments="Обычный"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styles>
    <draw:marker draw:name="Стили_20_стрелок_20_1" draw:display-name="Стили стрелок 1" svg:viewBox="0 0 20 13" svg:d="M0 13l10-13 10 13z"/>
    <draw:marker draw:name="Стили_20_стрелок_20_10" draw:display-name="Стили стрелок 10" svg:viewBox="0 0 20 13" svg:d="M0 13l10-13 10 13z"/>
    <draw:marker draw:name="Стили_20_стрелок_20_2" draw:display-name="Стили стрелок 2" svg:viewBox="0 0 20 13" svg:d="M0 13l10-13 10 13z"/>
    <draw:marker draw:name="Стили_20_стрелок_20_23" draw:display-name="Стили стрелок 23" svg:viewBox="0 0 20 13" svg:d="M0 13l10-13 10 13z"/>
    <draw:marker draw:name="Стилі_20_стрілок_20_1" draw:display-name="Стилі стрілок 1" svg:viewBox="0 0 20 13" svg:d="M0 13l10-13 10 13z"/>
    <draw:marker draw:name="Стилі_20_стрілок_20_2" draw:display-name="Стилі стрілок 2"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Tahoma"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Tahoma"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3cm" style:type="center"/>
          <style:tab-stop style:position="26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cm" style:type="center"/>
          <style:tab-stop style:position="26cm" style:type="right"/>
        </style:tab-stops>
      </style:paragraph-properties>
    </style:style>
    <style:style style:name="Шаблон_3a__20_Заголовок_20_теми" style:display-name="Шаблон: Заголовок теми" style:family="paragraph" style:next-style-name="Шаблон_3a__20_Звичайний_20_текст">
      <style:paragraph-properties fo:text-align="center" style:justify-single-word="false"/>
      <style:text-properties fo:color="#007070" loext:opacity="100%" style:font-name="Liberation Sans1" fo:font-family="'Liberation Sans'" style:font-family-generic="swiss" style:font-pitch="variable" fo:font-size="26pt" fo:font-weight="bold" officeooo:rsid="000891be" style:font-size-asian="26pt" style:font-weight-asian="bold" style:font-size-complex="26pt" style:font-weight-complex="bold"/>
    </style:style>
    <style:style style:name="Шаблон_3a__20_Звичайний_20_текст" style:display-name="Шаблон: Звичайний текст" style:family="paragraph">
      <style:paragraph-properties fo:margin-top="0cm" fo:margin-bottom="0.499cm" style:contextual-spacing="false"/>
      <style:text-properties style:font-name="Liberation Sans1" fo:font-family="'Liberation Sans'" style:font-family-generic="swiss" style:font-pitch="variable" fo:font-size="21pt" officeooo:rsid="000f45a1" style:font-size-asian="21pt" style:font-size-complex="2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Шаблон_3a__20_Текст_20_програми" style:display-name="Шаблон: Текст програми" style:family="paragraph">
      <loext:graphic-properties draw:fill="solid" draw:fill-color="#f8f8f8" draw:opacity="100%"/>
      <style:paragraph-properties fo:background-color="#f8f8f8"/>
      <style:text-properties style:font-name="Liberation Mono" fo:font-family="'Liberation Mono'" style:font-family-generic="modern" style:font-pitch="fixed" fo:font-size="14pt" fo:letter-spacing="normal" fo:language="zxx" fo:country="none" officeooo:rsid="000c0a0c" style:font-size-asian="14pt" style:font-size-complex="14pt" style:text-scale="90%"/>
    </style:style>
    <style:style style:name="Шаблон_3a__20_Текст_20_командного_20_інтерпретатора" style:display-name="Шаблон: Текст командного інтерпретатора" style:family="paragraph">
      <loext:graphic-properties draw:fill="solid" draw:fill-color="#f8f8f8" draw:opacity="100%"/>
      <style:paragraph-properties fo:background-color="#f8f8f8"/>
      <style:text-properties style:font-name="Liberation Mono" fo:font-family="'Liberation Mono'" style:font-family-generic="modern" style:font-pitch="fixed" fo:font-size="14pt" fo:letter-spacing="normal" fo:language="zxx" fo:country="none" officeooo:rsid="000c0a0c" style:font-size-asian="14pt" style:font-size-complex="14pt" style:text-scale="90%"/>
    </style:style>
    <style:style style:name="Шаблон_3a__20_Коментар" style:display-name="Шаблон: Коментар" style:family="paragraph">
      <style:text-properties style:font-name="Liberation Sans1" fo:font-family="'Liberation Sans'" style:font-family-generic="swiss" style:font-pitch="variable" fo:font-size="16pt" officeooo:rsid="000c0a0c" style:font-size-asian="16pt" style:font-size-complex="16pt"/>
    </style:style>
    <style:style style:name="Шаблон_3a__20_Звичайний_20_текст_20_без_20_відступу" style:display-name="Шаблон: Звичайний текст без відступу" style:family="paragraph" style:parent-style-name="Шаблон_3a__20_Звичайний_20_текст" style:master-page-name="">
      <loext:graphic-properties draw:fill="none" draw:fill-color="#ffffff"/>
      <style:paragraph-properties fo:margin-top="0cm" fo:margin-bottom="0cm" style:contextual-spacing="false" style:page-number="auto" fo:background-color="transparent">
        <style:tab-stops/>
      </style:paragraph-properties>
    </style:style>
    <style:style style:name="Шаблон_3a__20_Topic_20_title" style:display-name="Шаблон: Topic title" style:family="paragraph" style:next-style-name="Шаблон_3a__20_Regular_20_text" style:master-page-name="">
      <style:paragraph-properties fo:text-align="center" style:justify-single-word="false" style:page-number="auto"/>
      <style:text-properties fo:color="#007070" loext:opacity="100%" style:font-name="Liberation Sans6" fo:font-family="'Liberation Sans'" style:font-style-name="Обычный" style:font-family-generic="swiss" style:font-pitch="variable" fo:font-size="26pt" fo:language="en" fo:country="US" fo:font-weight="bold" officeooo:rsid="001ca846" style:font-size-asian="26pt" style:font-weight-asian="bold" style:font-size-complex="26pt" style:font-weight-complex="bold"/>
    </style:style>
    <style:style style:name="Шаблон_3a__20_Regular_20_text" style:display-name="Шаблон: Regular text" style:family="paragraph" style:master-page-name="">
      <style:paragraph-properties fo:margin-top="0cm" fo:margin-bottom="0.499cm" style:contextual-spacing="false" style:page-number="auto"/>
      <style:text-properties style:font-name="Liberation Sans6" fo:font-family="'Liberation Sans'" style:font-style-name="Обычный" style:font-family-generic="swiss" style:font-pitch="variable" fo:font-size="21pt" fo:language="en" fo:country="US" officeooo:rsid="001ca846"/>
    </style:style>
    <style:style style:name="Шаблон_3a__20_Regular_20_text_20_without_20_indentation" style:display-name="Шаблон: Regular text without indentation" style:family="paragraph" style:parent-style-name="Шаблон_3a__20_Regular_20_text">
      <loext:graphic-properties draw:fill="none" draw:fill-color="#ffffff"/>
      <style:paragraph-properties fo:margin-top="0cm" fo:margin-bottom="0cm" style:contextual-spacing="false" fo:background-color="transparent">
        <style:tab-stops/>
      </style:paragraph-properties>
      <style:text-properties style:font-name="Liberation Sans6" fo:font-family="'Liberation Sans'" style:font-style-name="Обычный" style:font-family-generic="swiss" style:font-pitch="variable" fo:font-size="21pt" fo:language="en" fo:country="US" officeooo:rsid="001e6ae1"/>
    </style:style>
    <style:style style:name="Шаблон_3a__20_Comment" style:display-name="Шаблон: Comment" style:family="paragraph" style:master-page-name="">
      <style:paragraph-properties style:page-number="auto"/>
      <style:text-properties style:font-name="Liberation Sans6" fo:font-family="'Liberation Sans'" style:font-style-name="Обычный" style:font-family-generic="swiss" style:font-pitch="variable" fo:font-size="16pt" fo:language="en" fo:country="US" officeooo:rsid="001e6ae1"/>
    </style:style>
    <style:style style:name="Table_20_Contents" style:display-name="Table Contents" style:family="paragraph" style:parent-style-name="Standard" style:class="extra">
      <style:paragraph-properties fo:orphans="0" fo:widows="0" text:number-lines="false" text:line-number="0"/>
    </style:style>
    <style:style style:name="Типовий_20_стиль" style:display-name="Типовий стиль"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 style:family="paragraph" style:parent-style-name="Caption" style:class="extra"/>
    <style:style style:name="Шаблон_3a__20_Текст_20_програми_2c__20_відступ" style:display-name="Шаблон: Текст програми, відступ" style:family="paragraph" style:parent-style-name="Шаблон_3a__20_Текст_20_програми">
      <style:paragraph-properties fo:margin-top="0cm" fo:margin-bottom="0.499cm" style:contextual-spacing="false"/>
      <style:text-properties fo:letter-spacing="normal" officeooo:rsid="00202775" style:text-scale="90%"/>
    </style:style>
    <style:style style:name="Шаблон_3a__20_Текст_20_командного_20_інтерпретатора_2c__20_відступ" style:display-name="Шаблон: Текст командного інтерпретатора, відступ" style:family="paragraph" style:parent-style-name="Шаблон_3a__20_Текст_20_командного_20_інтерпретатора">
      <style:paragraph-properties fo:margin-top="0cm" fo:margin-bottom="0.499cm" style:contextual-spacing="false"/>
      <style:text-properties fo:letter-spacing="normal" style:text-scale="90%"/>
    </style:style>
    <style:style style:name="Шаблон_3a__20_Запитання_20_та_20_відповідь" style:display-name="Шаблон: Запитання та відповідь" style:family="paragraph" style:parent-style-name="Шаблон_3a__20_Звичайний_20_текст">
      <loext:graphic-properties draw:fill="solid" draw:fill-color="#f1f1f1" draw:opacity="100%"/>
      <style:paragraph-properties fo:background-color="#f1f1f1"/>
      <style:text-properties officeooo:rsid="0035894a"/>
    </style:style>
    <style:style style:name="Шаблон_3a__20_Question_20_and_20_answer" style:display-name="Шаблон: Question and answer" style:family="paragraph" style:parent-style-name="Шаблон_3a__20_Regular_20_text">
      <loext:graphic-properties draw:fill="solid" draw:fill-color="#f1f1f1" draw:opacity="100%"/>
      <style:paragraph-properties fo:background-color="#f1f1f1"/>
      <style:text-properties officeooo:rsid="003713ee"/>
    </style:style>
    <style:style style:name="Шаблон_3a__20_Визначення_20_функції" style:display-name="Шаблон: Визначення функції" style:family="paragraph">
      <loext:graphic-properties draw:fill="solid" draw:fill-color="#f1f1f1" draw:opacity="100%"/>
      <style:paragraph-properties fo:margin-top="0cm" fo:margin-bottom="0cm" style:contextual-spacing="false" fo:background-color="#f1f1f1"/>
      <style:text-properties style:font-name="Liberation Mono" fo:font-family="'Liberation Mono'" style:font-family-generic="modern" style:font-pitch="fixed" fo:font-size="14pt" fo:language="zxx" fo:country="none" officeooo:rsid="00439be8" style:font-size-asian="14pt" style:language-asian="zxx" style:country-asian="none" style:font-size-complex="14pt" style:language-complex="zxx" style:country-complex="none" style:text-scale="90%"/>
    </style:style>
    <style:style style:name="Шаблон_3a__20_Визначення_20_функції_2c__20_відступ" style:display-name="Шаблон: Визначення функції, відступ" style:family="paragraph" style:parent-style-name="Шаблон_3a__20_Визначення_20_функції" style:master-page-name="">
      <style:paragraph-properties fo:margin-top="0cm" fo:margin-bottom="0.499cm" style:contextual-spacing="false" style:page-number="auto"/>
    </style:style>
    <style:style style:name="Шаблон_3a__20_Титульна_20_сторінка_2c__20_назва" style:display-name="Шаблон: Титульна сторінка, назва" style:family="paragraph">
      <style:paragraph-properties fo:text-align="center" style:justify-single-word="false"/>
      <style:text-properties fo:color="#007070" loext:opacity="100%" style:font-name="Liberation Sans4" fo:font-family="'Liberation Sans'" style:font-style-name="Звичайний" style:font-family-generic="swiss" style:font-pitch="variable" fo:font-size="42pt" fo:font-weight="bold" style:font-weight-asian="bold" style:font-weight-complex="bold"/>
    </style:style>
    <style:style style:name="Шаблон_3a__20_Титульна_20_сторінка_2c__20_номер" style:display-name="Шаблон: Титульна сторінка, номер" style:family="paragraph" style:next-style-name="Шаблон_3a__20_Титульна_20_сторінка_2c__20_назва" style:master-page-name="">
      <style:paragraph-properties fo:text-align="center" style:justify-single-word="false" style:page-number="auto"/>
      <style:text-properties fo:color="#007070" loext:opacity="100%" style:font-name="Liberation Sans1" fo:font-family="'Liberation Sans'" style:font-family-generic="swiss" style:font-pitch="variable" fo:font-size="42pt" officeooo:rsid="00482388" style:font-size-asian="42pt" style:font-size-complex="42pt"/>
    </style:style>
    <style:style style:name="Шаблон_3a__20_Title_20_page_2c__20_title" style:display-name="Шаблон: Title page, title" style:family="paragraph" style:master-page-name="">
      <style:paragraph-properties fo:text-align="center" style:justify-single-word="false" style:page-number="auto"/>
      <style:text-properties fo:color="#007070" loext:opacity="100%" style:font-name="Liberation Sans4" fo:font-family="'Liberation Sans'" style:font-style-name="Звичайний" style:font-family-generic="swiss" style:font-pitch="variable" fo:font-size="42pt" fo:language="en" fo:country="US" fo:font-weight="bold" style:font-weight-asian="bold" style:font-weight-complex="bold"/>
    </style:style>
    <style:style style:name="Шаблон_3a__20_Title_20_page_2c__20_number" style:display-name="Шаблон: Title page, number" style:family="paragraph" style:next-style-name="Шаблон_3a__20_Title_20_page_2c__20_title" style:master-page-name="">
      <style:paragraph-properties fo:text-align="center" style:justify-single-word="false" style:page-number="auto">
        <style:tab-stops/>
      </style:paragraph-properties>
      <style:text-properties fo:color="#007070" loext:opacity="100%" style:font-name="Liberation Sans4" fo:font-family="'Liberation Sans'" style:font-style-name="Звичайний" style:font-family-generic="swiss" style:font-pitch="variable" fo:font-size="42pt" fo:language="en" fo:country="US" officeooo:rsid="00482388"/>
    </style:style>
    <style:style style:name="Шаблон_3a__20_Термін" style:display-name="Шаблон: Термін" style:family="text">
      <style:text-properties fo:color="#0000b0" loext:opacity="100%" style:font-name="Liberation Sans6" fo:font-family="'Liberation Sans'" style:font-style-name="Обычный" style:font-family-generic="swiss" style:font-pitch="variable" fo:font-size="21pt" fo:font-style="normal" officeooo:rsid="000f45a1" style:font-size-asian="21pt" style:font-style-asian="normal" style:font-size-complex="21pt" style:font-style-complex="norma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Шаблон_3a__20_Ідентифікатор" style:display-name="Шаблон: Ідентифікатор" style:family="text">
      <style:text-properties style:font-name="Liberation Mono1" fo:font-family="'Liberation Mono'" style:font-style-name="Обычный" style:font-family-generic="modern" style:font-pitch="fixed" fo:font-size="14pt" fo:letter-spacing="normal" fo:language="zxx" fo:country="none" officeooo:rsid="000c0a0c" style:font-size-asian="14pt" style:font-size-complex="14pt" style:text-scale="90%"/>
    </style:style>
    <style:style style:name="Numbering_20_Symbols" style:display-name="Numbering Symbols" style:family="text"/>
    <style:style style:name="Шаблон_3a__20_Шляхове_20_ім_27_я" style:display-name="Шаблон: Шляхове ім'я" style:family="text">
      <style:text-properties style:font-name="Liberation Sans3" fo:font-family="'Liberation Sans'" style:font-style-name="Жирный" style:font-family-generic="swiss" style:font-pitch="variable" fo:font-size="21pt" fo:language="zxx" fo:country="none" fo:font-weight="bold"/>
    </style:style>
    <style:style style:name="Шаблон_3a__20_Шляхове_20_ім_27_я_20_в_20_коментарі" style:display-name="Шаблон: Шляхове ім'я в коментарі" style:family="text">
      <style:text-properties style:font-name="Liberation Sans3" fo:font-family="'Liberation Sans'" style:font-style-name="Жирный" style:font-family-generic="swiss" style:font-pitch="variable" fo:font-size="16pt" fo:language="zxx" fo:country="none" fo:font-weight="bold" officeooo:rsid="001aafb9" style:font-size-asian="16pt" style:font-weight-asian="normal" style:font-size-complex="16pt" style:font-weight-complex="normal"/>
    </style:style>
    <style:style style:name="Шаблон_3a__20_Ідентифікатор_20_опція" style:display-name="Шаблон: Ідентифікатор опція" style:family="text" style:parent-style-name="Шаблон_3a__20_Ідентифікатор">
      <style:text-properties style:font-name="Liberation Mono1" fo:font-family="'Liberation Mono'" style:font-style-name="Обычный" style:font-family-generic="modern" style:font-pitch="fixed" fo:font-size="14pt" fo:letter-spacing="normal" fo:language="zxx" fo:country="none" fo:font-style="italic" officeooo:rsid="000c0a0c" style:font-size-asian="14pt" style:font-size-complex="14pt" style:text-scale="90%"/>
    </style:style>
    <style:style style:name="Шаблон_3a__20_Term" style:display-name="Шаблон: Term" style:family="text">
      <style:text-properties fo:color="#0000b0" loext:opacity="100%" style:font-name="Liberation Sans5" fo:font-family="'Liberation Sans'" style:font-style-name="Курсив" style:font-family-generic="swiss" style:font-pitch="variable" fo:font-size="21pt" fo:language="en" fo:country="US" fo:font-style="normal" officeooo:rsid="001e6ae1" style:font-style-asian="normal" style:font-style-complex="normal"/>
    </style:style>
    <style:style style:name="Шаблон_3a__20_Книга" style:display-name="Шаблон: Книга" style:family="text">
      <style:text-properties style:font-name="Liberation Sans1" fo:font-family="'Liberation Sans'" style:font-family-generic="swiss" style:font-pitch="variable" fo:font-size="21pt" fo:font-style="italic" officeooo:rsid="003e6152" style:font-size-asian="21pt" style:font-style-asian="italic" style:font-size-complex="21pt" style:font-style-complex="italic"/>
    </style:style>
    <style:style style:name="Шаблон_3a__20_Book" style:display-name="Шаблон: Book" style:family="text">
      <style:text-properties style:font-name="Liberation Sans6" fo:font-family="'Liberation Sans'" style:font-style-name="Обычный" style:font-family-generic="swiss" style:font-pitch="variable" fo:font-size="21pt" fo:language="en" fo:country="US" fo:font-style="italic" officeooo:rsid="003e6152" style:font-style-asian="italic" style:font-style-complex="italic"/>
    </style:style>
    <style:style style:name="Шаблон_3a__20_Назва" style:display-name="Шаблон: Назва" style:family="text">
      <style:text-properties style:font-name="Liberation Sans1" fo:font-family="'Liberation Sans'" style:font-family-generic="swiss" style:font-pitch="variable" fo:font-size="21pt" fo:font-style="italic" officeooo:rsid="0040363e" style:font-size-asian="21pt" style:font-style-asian="italic" style:font-size-complex="21pt" style:font-style-complex="italic"/>
    </style:style>
    <style:style style:name="Шаблон_3a__20_Title" style:display-name="Шаблон: Title" style:family="text">
      <style:text-properties style:font-name="Liberation Sans6" fo:font-family="'Liberation Sans'" style:font-style-name="Обычный" style:font-family-generic="swiss" style:font-pitch="variable" fo:font-size="21pt" fo:language="en" fo:country="US" fo:font-style="italic" officeooo:rsid="003e6152" style:font-style-asian="italic" style:font-style-complex="italic"/>
    </style:style>
    <style:style style:name="Шаблон_3a__20_Нумерація" style:display-name="Шаблон: Нумерація" style:family="text">
      <style:text-properties fo:color="#007070" loext:opacity="100%" style:font-name="Liberation Sans1" fo:font-family="'Liberation Sans'" style:font-family-generic="swiss" style:font-pitch="variable" fo:font-size="21pt" fo:language="zxx" fo:country="none" fo:font-weight="bold" officeooo:rsid="00497ce5" style:font-size-asian="21pt" style:font-weight-asian="bold" style:font-size-complex="21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8cm" fo:page-height="15.75cm" style:num-format="1" style:print-orientation="landscape" fo:margin-top="0cm" fo:margin-bottom="0cm" fo:margin-left="0.199cm" fo:margin-right="0.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5.75cm" fo:page-height="2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75cm" fo:page-height="2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5.75cm" fo:page-height="2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5.75cm" fo:page-height="28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5.75cm" fo:page-height="2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8cm" fo:page-height="15.75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23:25:05.761266282</meta:creation-date>
    <dc:date>2024-04-10T19:56:38.599231352</dc:date>
    <meta:editing-duration>PT10H44M12S</meta:editing-duration>
    <meta:editing-cycles>206</meta:editing-cycles>
    <meta:generator>LibreOffice/24.2.5.2$Linux_X86_64 LibreOffice_project/420$Build-2</meta:generator>
    <meta:document-statistic meta:table-count="8" meta:image-count="0" meta:object-count="0" meta:page-count="47" meta:paragraph-count="113" meta:word-count="5241" meta:character-count="40165" meta:non-whitespace-character-count="35024"/>
  </office:meta>
</office:document-meta>
</file>